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70000001C8015EDC8.jpg" manifest:media-type="image/jpeg"/>
  <manifest:file-entry manifest:full-path="Pictures/10000000000000280000001AB7A88DA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Georgia" svg:font-family="Georgia"/>
    <style:font-face style:name="Impact" svg:font-family="Impact"/>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27in" style:page-number="auto"/>
      <style:text-properties fo:font-size="7.65000009536743pt" style:font-size-asian="7.65000009536743pt" style:font-size-complex="7.65000009536743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99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02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28in" style:type="right"/>
        </style:tab-stops>
      </style:paragraph-properties>
    </style:style>
    <style:style style:name="P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598in"/>
        </style:tab-stops>
      </style:paragraph-properties>
    </style:style>
    <style:style style:name="P9"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10"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9661in" style:type="right"/>
        </style:tab-stops>
      </style:paragraph-properties>
    </style:style>
    <style:style style:name="P11"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2"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13"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in" style:auto-text-indent="false" style:page-number="auto"/>
    </style:style>
    <style:style style:name="P14" style:family="paragraph" style:parent-style-name="Body_20_text_20__28_7_29_" style:master-page-name="">
      <style:paragraph-properties fo:margin-left="0in" fo:margin-right="0in" fo:margin-top="0in" fo:margin-bottom="0in" loext:contextual-spacing="false" fo:text-indent="0in" style:auto-text-indent="false" style:page-number="auto"/>
    </style:style>
    <style:style style:name="P15" style:family="paragraph" style:parent-style-name="Body_20_text_20__28_4_29_" style:master-page-name="">
      <style:paragraph-properties fo:margin-left="0in" fo:margin-right="0in" fo:margin-top="0in" fo:margin-bottom="0in" loext:contextual-spacing="false" fo:text-indent="0in" style:auto-text-indent="false" style:page-number="auto"/>
    </style:style>
    <style:style style:name="P16" style:family="paragraph" style:parent-style-name="Body_20_text_20__28_10_29_" style:master-page-name="">
      <style:paragraph-properties fo:margin-left="0in" fo:margin-right="0in" fo:margin-top="0in" fo:margin-bottom="0in" loext:contextual-spacing="false" fo:line-height="0.0902in" fo:text-align="justify" style:justify-single-word="false" fo:text-indent="0in" style:auto-text-indent="false" style:page-number="auto">
        <style:tab-stops>
          <style:tab-stop style:position="0.8402in"/>
        </style:tab-stops>
      </style:paragraph-properties>
    </style:style>
    <style:style style:name="P17" style:family="paragraph" style:parent-style-name="Body_20_text_20__28_11_29_" style:master-page-name="">
      <style:paragraph-properties fo:margin-left="0in" fo:margin-right="0in" fo:margin-top="0in" fo:margin-bottom="0in" loext:contextual-spacing="false" fo:line-height="0.0902in" fo:text-indent="0in" style:auto-text-indent="false" style:page-number="auto"/>
    </style:style>
    <style:style style:name="P18" style:family="paragraph" style:parent-style-name="Body_20_text_20__28_2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19" style:family="paragraph" style:parent-style-name="Body_20_text_20__28_2_29_" style:master-page-name="">
      <style:paragraph-properties fo:margin-left="0in" fo:margin-right="0in" fo:margin-top="0in" fo:margin-bottom="0.1181in" loext:contextual-spacing="false" fo:text-align="start" style:justify-single-word="false" fo:text-indent="0in" style:auto-text-indent="false" style:page-number="auto"/>
    </style:style>
    <style:style style:name="P20" style:family="paragraph" style:parent-style-name="Body_20_text_20__28_2_29_" style:master-page-name="">
      <style:paragraph-properties fo:margin-left="0in" fo:margin-right="0in" fo:margin-top="0in" fo:margin-bottom="0.078in" loext:contextual-spacing="false" fo:text-align="start" style:justify-single-word="false" fo:text-indent="0in" style:auto-text-indent="false" style:page-number="auto"/>
    </style:style>
    <style:style style:name="P21"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22" style:family="paragraph" style:parent-style-name="Body_20_text_20__28_4_29_" style:master-page-name="">
      <style:paragraph-properties fo:margin-left="0.1945in" fo:margin-right="0in" fo:margin-top="0in" fo:margin-bottom="0in" loext:contextual-spacing="false" fo:line-height="0.1665in" fo:text-indent="-0.1945in" style:auto-text-indent="false" style:page-number="auto" fo:break-after="column"/>
    </style:style>
    <style:style style:name="P23" style:family="paragraph" style:parent-style-name="Body_20_text_20__28_4_29_" style:master-page-name="">
      <style:paragraph-properties fo:margin-left="0.1945in" fo:margin-right="0in" fo:margin-top="0in" fo:margin-bottom="0in" loext:contextual-spacing="false" fo:text-indent="0in" style:auto-text-indent="false" style:page-number="auto"/>
    </style:style>
    <style:style style:name="P24" style:family="paragraph" style:parent-style-name="Body_20_text_20__28_4_29_" style:master-page-name="">
      <style:paragraph-properties fo:margin-left="0.1945in" fo:margin-right="0in" fo:margin-top="0in" fo:margin-bottom="0in" loext:contextual-spacing="false" fo:line-height="0.1665in" fo:text-align="start" style:justify-single-word="false" fo:text-indent="0in" style:auto-text-indent="false" style:page-number="auto"/>
    </style:style>
    <style:style style:name="P25"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26" style:family="paragraph" style:parent-style-name="Body_20_text_20__28_2_29_" style:master-page-name="">
      <style:paragraph-properties fo:margin-left="0.361in" fo:margin-right="0.1945in" fo:margin-top="0in" fo:margin-bottom="0in" loext:contextual-spacing="false" fo:text-align="justify" style:justify-single-word="false" fo:text-indent="-0.111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28" style:family="paragraph" style:parent-style-name="Body_20_text_20__28_4_29_" style:master-page-name="">
      <style:paragraph-properties fo:margin-left="0in" fo:margin-right="0in" fo:margin-top="0in" fo:margin-bottom="0in" loext:contextual-spacing="false" fo:line-height="0.1665in" fo:text-align="start" style:justify-single-word="false" fo:text-indent="0.1665in" style:auto-text-indent="false" style:page-number="auto"/>
    </style:style>
    <style:style style:name="P29" style:family="paragraph" style:parent-style-name="Body_20_text_20__28_6_29_" style:master-page-name="">
      <style:paragraph-properties fo:margin-left="0.278in" fo:margin-right="0in" fo:margin-top="0in" fo:margin-bottom="0in" loext:contextual-spacing="false" fo:text-align="start" style:justify-single-word="false" fo:text-indent="-0.111in" style:auto-text-indent="false" style:page-number="auto"/>
    </style:style>
    <style:style style:name="P30" style:family="paragraph" style:parent-style-name="Body_20_text_20__28_8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31" style:family="paragraph" style:parent-style-name="Body_20_text_20__28_2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32" style:family="paragraph" style:parent-style-name="Body_20_text_20__28_6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33"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34"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535in"/>
        </style:tab-stops>
      </style:paragraph-properties>
    </style:style>
    <style:style style:name="P35"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36" style:family="paragraph" style:parent-style-name="Body_20_text_20__28_4_29_" style:master-page-name="">
      <style:paragraph-properties fo:margin-left="0in" fo:margin-right="0in" fo:margin-top="0in" fo:margin-bottom="0in" loext:contextual-spacing="false" fo:line-height="0.0835in" fo:text-align="start" style:justify-single-word="false" fo:text-indent="0.139in" style:auto-text-indent="false" style:page-number="auto"/>
    </style:style>
    <style:style style:name="P37" style:family="paragraph" style:parent-style-name="Body_20_text_20__28_6_29_" style:master-page-name="">
      <style:paragraph-properties fo:margin-left="0.361in" fo:margin-right="0in" fo:margin-top="0in" fo:margin-bottom="0in" loext:contextual-spacing="false" fo:text-align="start" style:justify-single-word="false" fo:text-indent="-0.361in" style:auto-text-indent="false" style:page-number="auto"/>
    </style:style>
    <style:style style:name="P38"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39" style:family="paragraph" style:parent-style-name="Body_20_text_20__28_2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40" style:family="paragraph" style:parent-style-name="Body_20_text_20__28_8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41"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42" style:family="paragraph" style:parent-style-name="Body_20_text_20__28_2_29_" style:master-page-name="">
      <style:paragraph-properties fo:margin-left="0in" fo:margin-right="0in" fo:margin-top="0in" fo:margin-bottom="0.0835in" loext:contextual-spacing="false" fo:text-align="start" style:justify-single-word="false" fo:text-indent="0.1528in" style:auto-text-indent="false" style:page-number="auto"/>
    </style:style>
    <style:style style:name="P43"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44"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1.9661in" style:type="right"/>
        </style:tab-stops>
      </style:paragraph-properties>
    </style:style>
    <style:style style:name="P45"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46" style:family="paragraph" style:parent-style-name="Body_20_text_20__28_10_29_" style:master-page-name="">
      <style:paragraph-properties fo:margin-left="0in" fo:margin-right="0in" fo:margin-top="0in" fo:margin-bottom="0in" loext:contextual-spacing="false" fo:line-height="0.1252in" fo:text-align="start" style:justify-single-word="false" fo:text-indent="0.1528in" style:auto-text-indent="false" style:page-number="auto"/>
    </style:style>
    <style:style style:name="P47" style:family="paragraph" style:parent-style-name="Body_20_text_20__28_2_29_" style:master-page-name="">
      <style:paragraph-properties fo:margin-left="0in" fo:margin-right="0in" fo:margin-top="0in" fo:margin-bottom="0in" loext:contextual-spacing="false" fo:line-height="0.1335in" fo:text-align="start" style:justify-single-word="false" fo:text-indent="0.1528in" style:auto-text-indent="false" style:page-number="auto" fo:break-after="page"/>
    </style:style>
    <style:style style:name="P48" style:family="paragraph" style:parent-style-name="Body_20_text_20__28_4_29_" style:master-page-name="">
      <style:paragraph-properties fo:margin-left="0in" fo:margin-right="0in" fo:margin-top="0in" fo:margin-bottom="0in" loext:contextual-spacing="false" fo:text-indent="0.1528in" style:auto-text-indent="false" style:page-number="auto"/>
    </style:style>
    <style:style style:name="P49" style:family="paragraph" style:parent-style-name="Body_20_text_20__28_9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50" style:family="paragraph" style:parent-style-name="Body_20_text_20__28_6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0.7543in"/>
          <style:tab-stop style:position="1.9661in" style:type="right"/>
        </style:tab-stops>
      </style:paragraph-properties>
    </style:style>
    <style:style style:name="P51" style:family="paragraph" style:parent-style-name="Body_20_text_20__28_2_29_" style:master-page-name="">
      <style:paragraph-properties fo:margin-left="0in" fo:margin-right="0in" fo:margin-top="0in" fo:margin-bottom="0.0429in" loext:contextual-spacing="false" fo:text-align="start" style:justify-single-word="false" fo:text-indent="0.1528in" style:auto-text-indent="false" style:page-number="auto"/>
    </style:style>
    <style:style style:name="P52" style:family="paragraph" style:parent-style-name="Body_20_text_20__28_6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53" style:family="paragraph" style:parent-style-name="Body_20_text_20__28_8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54" style:family="paragraph" style:parent-style-name="Body_20_text_20__28_2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55" style:family="paragraph" style:parent-style-name="Body_20_text_20__28_3_29_" style:master-page-name="">
      <style:paragraph-properties fo:margin-left="0.4165in" fo:margin-right="0in" fo:margin-top="0in" fo:margin-bottom="0in" loext:contextual-spacing="false" fo:line-height="0.1272in" fo:text-align="start" style:justify-single-word="false" fo:text-indent="0.1252in" style:auto-text-indent="false" style:page-number="auto"/>
    </style:style>
    <style:style style:name="P56" style:family="paragraph" style:parent-style-name="Body_20_text_20__28_2_29_" style:master-page-name="">
      <style:paragraph-properties fo:margin-left="0.4165in" fo:margin-right="0in" fo:margin-top="0in" fo:margin-bottom="0in" loext:contextual-spacing="false" fo:text-align="start" style:justify-single-word="false" fo:text-indent="0.1252in" style:auto-text-indent="false" style:page-number="auto"/>
    </style:style>
    <style:style style:name="P57" style:family="paragraph" style:parent-style-name="Body_20_text_20__28_6_29_" style:master-page-name="">
      <style:paragraph-properties fo:margin-left="0.4165in" fo:margin-right="0in" fo:margin-top="0in" fo:margin-bottom="0in" loext:contextual-spacing="false" fo:text-align="start" style:justify-single-word="false" fo:text-indent="0.1252in" style:auto-text-indent="false" style:page-number="auto"/>
    </style:style>
    <style:style style:name="P58"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59" style:family="paragraph" style:parent-style-name="Body_20_text_20__28_6_29_" style:master-page-name="">
      <style:paragraph-properties fo:margin-left="0.528in" fo:margin-right="0in" fo:margin-top="0in" fo:margin-bottom="0in" loext:contextual-spacing="false" fo:text-align="start" style:justify-single-word="false" fo:text-indent="-0.222in" style:auto-text-indent="false" style:page-number="auto"/>
    </style:style>
    <style:style style:name="P60" style:family="paragraph" style:parent-style-name="Body_20_text_20__28_6_29_" style:master-page-name="">
      <style:paragraph-properties fo:margin-left="0.5417in" fo:margin-right="0in" fo:margin-top="0in" fo:margin-bottom="0in" loext:contextual-spacing="false" fo:text-align="justify" style:justify-single-word="false" fo:text-indent="-0.2362in" style:auto-text-indent="false" style:page-number="auto"/>
    </style:style>
    <style:style style:name="P61" style:family="paragraph" style:parent-style-name="Body_20_text_20__28_6_29_" style:master-page-name="">
      <style:paragraph-properties fo:margin-left="0.5138in" fo:margin-right="0in" fo:margin-top="0in" fo:margin-bottom="0in" loext:contextual-spacing="false" fo:text-align="start" style:justify-single-word="false" fo:text-indent="0in" style:auto-text-indent="false" style:page-number="auto"/>
    </style:style>
    <style:style style:name="P62" style:family="paragraph" style:parent-style-name="Body_20_text_20__28_6_29_" style:master-page-name="">
      <style:paragraph-properties fo:margin-left="0.139in" fo:margin-right="0in" fo:margin-top="0in" fo:margin-bottom="0in" loext:contextual-spacing="false" fo:line-height="0.1299in" fo:text-align="start" style:justify-single-word="false" fo:text-indent="0in" style:auto-text-indent="false" style:page-number="auto"/>
    </style:style>
    <style:style style:name="P63" style:family="paragraph" style:parent-style-name="Body_20_text_20__28_6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64"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65" style:family="paragraph" style:parent-style-name="Body_20_text_20__28_6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66" style:family="paragraph" style:parent-style-name="Body_20_text_20__28_8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67" style:family="paragraph" style:parent-style-name="Body_20_text_20__28_6_29_" style:master-page-name="">
      <style:paragraph-properties fo:margin-left="0in" fo:margin-right="0.028in" fo:margin-top="0in" fo:margin-bottom="0in" loext:contextual-spacing="false" fo:text-align="center" style:justify-single-word="false" fo:text-indent="0in" style:auto-text-indent="false" style:page-number="auto"/>
    </style:style>
    <style:style style:name="P68" style:family="paragraph" style:parent-style-name="Body_20_text_20__28_2_29_" style:master-page-name="">
      <style:paragraph-properties fo:margin-left="0in" fo:margin-right="0.028in" fo:margin-top="0in" fo:margin-bottom="0in" loext:contextual-spacing="false" fo:text-align="center" style:justify-single-word="false" fo:text-indent="0in" style:auto-text-indent="false" style:page-number="auto"/>
    </style:style>
    <style:style style:name="P69" style:family="paragraph" style:parent-style-name="Body_20_text_20__28_6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70" style:family="paragraph" style:parent-style-name="Body_20_text_20__28_4_29_" style:master-page-name="">
      <style:paragraph-properties fo:margin-left="0in" fo:margin-right="0in" fo:margin-top="0in" fo:margin-bottom="0in" loext:contextual-spacing="false" fo:text-indent="0.1945in" style:auto-text-indent="false" style:page-number="auto"/>
    </style:style>
    <style:style style:name="P71"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402in"/>
        </style:tab-stops>
      </style:paragraph-properties>
    </style:style>
    <style:style style:name="P72" style:family="paragraph" style:parent-style-name="Body_20_text_20__28_6_29_" style:master-page-name="">
      <style:paragraph-properties fo:margin-left="0.361in" fo:margin-right="0.1945in" fo:margin-top="0in" fo:margin-bottom="0in" loext:contextual-spacing="false" fo:line-height="0.1299in" fo:text-align="justify" style:justify-single-word="false" fo:text-indent="-0.222in" style:auto-text-indent="false" style:page-number="auto"/>
    </style:style>
    <style:style style:name="P73" style:family="paragraph" style:parent-style-name="Body_20_text_20__28_6_29_" style:master-page-name="">
      <style:paragraph-properties fo:margin-left="0.361in" fo:margin-right="0in" fo:margin-top="0in" fo:margin-bottom="0in" loext:contextual-spacing="false" fo:line-height="0.1299in" fo:text-align="start" style:justify-single-word="false" fo:text-indent="-0.0972in" style:auto-text-indent="false" style:page-number="auto"/>
    </style:style>
    <style:style style:name="P74" style:family="paragraph" style:parent-style-name="Body_20_text_20__28_8_29_" style:master-page-name="">
      <style:paragraph-properties fo:margin-left="0.361in" fo:margin-right="0in" fo:margin-top="0in" fo:margin-bottom="0in" loext:contextual-spacing="false" fo:text-align="start" style:justify-single-word="false" fo:text-indent="-0.0972in" style:auto-text-indent="false" style:page-number="auto"/>
    </style:style>
    <style:style style:name="P75" style:family="paragraph" style:parent-style-name="Body_20_text_20__28_2_29_" style:master-page-name="">
      <style:paragraph-properties fo:margin-left="0.4445in" fo:margin-right="0in" fo:margin-top="0in" fo:margin-bottom="0in" loext:contextual-spacing="false" fo:text-align="start" style:justify-single-word="false" fo:text-indent="0.111in" style:auto-text-indent="false" style:page-number="auto"/>
    </style:style>
    <style:style style:name="P76" style:family="paragraph" style:parent-style-name="Body_20_text_20__28_2_29_" style:master-page-name="">
      <style:paragraph-properties fo:margin-left="0.2638in" fo:margin-right="0in" fo:margin-top="0in" fo:margin-bottom="0in" loext:contextual-spacing="false" fo:text-align="start" style:justify-single-word="false" fo:text-indent="0in" style:auto-text-indent="false" style:page-number="auto"/>
    </style:style>
    <style:style style:name="P77" style:family="paragraph" style:parent-style-name="Body_20_text_20__28_2_29_" style:master-page-name="">
      <style:paragraph-properties fo:margin-left="0.5417in" fo:margin-right="0in" fo:margin-top="0in" fo:margin-bottom="0in" loext:contextual-spacing="false" fo:text-align="justify" style:justify-single-word="false" fo:text-indent="-0.1252in" style:auto-text-indent="false" style:page-number="auto"/>
    </style:style>
    <style:style style:name="P78" style:family="paragraph" style:parent-style-name="Body_20_text_20__28_8_29_" style:master-page-name="">
      <style:paragraph-properties fo:margin-left="0.528in" fo:margin-right="0in" fo:margin-top="0in" fo:margin-bottom="0in" loext:contextual-spacing="false" fo:text-align="start" style:justify-single-word="false" fo:text-indent="0in" style:auto-text-indent="false" style:page-number="auto"/>
    </style:style>
    <style:style style:name="P79" style:family="paragraph" style:parent-style-name="Body_20_text_20__28_2_29_" style:master-page-name="">
      <style:paragraph-properties fo:margin-left="0.2638in" fo:margin-right="0.1945in" fo:margin-top="0in" fo:margin-bottom="0in" loext:contextual-spacing="false" fo:text-align="justify" style:justify-single-word="false" fo:text-indent="-0.111in" style:auto-text-indent="false" style:page-number="auto"/>
    </style:style>
    <style:style style:name="P80" style:family="paragraph" style:parent-style-name="Body_20_text_20__28_6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81" style:family="paragraph" style:parent-style-name="Body_20_text_20__28_6_29_" style:master-page-name="">
      <style:paragraph-properties fo:margin-left="0.0138in" fo:margin-right="0in" fo:margin-top="0in" fo:margin-bottom="0in" loext:contextual-spacing="false" fo:line-height="0.1299in" fo:text-align="center" style:justify-single-word="false" fo:text-indent="0in" style:auto-text-indent="false" style:page-number="auto"/>
    </style:style>
    <style:style style:name="P82" style:family="paragraph" style:parent-style-name="Body_20_text_20__28_8_29_" style:master-page-name="">
      <style:paragraph-properties fo:margin-left="0.528in" fo:margin-right="0in" fo:margin-top="0in" fo:margin-bottom="0in" loext:contextual-spacing="false" fo:text-align="start" style:justify-single-word="false" fo:text-indent="-0.111in" style:auto-text-indent="false" style:page-number="auto"/>
    </style:style>
    <style:style style:name="P83" style:family="paragraph" style:parent-style-name="Body_20_text_20__28_8_29_" style:master-page-name="">
      <style:paragraph-properties fo:margin-left="0.528in" fo:margin-right="0in" fo:margin-top="0in" fo:margin-bottom="0in" loext:contextual-spacing="false" fo:text-align="start" style:justify-single-word="false" fo:text-indent="-0.2083in" style:auto-text-indent="false" style:page-number="auto"/>
    </style:style>
    <style:style style:name="P84" style:family="paragraph" style:parent-style-name="Body_20_text_20__28_8_29_" style:master-page-name="">
      <style:paragraph-properties fo:margin-left="0.361in" fo:margin-right="0in" fo:margin-top="0in" fo:margin-bottom="0in" loext:contextual-spacing="false" fo:text-align="start" style:justify-single-word="false" fo:text-indent="-0.2083in" style:auto-text-indent="false" style:page-number="auto"/>
    </style:style>
    <style:style style:name="P85"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86" style:family="paragraph" style:parent-style-name="Body_20_text_20__28_6_29_" style:master-page-name="">
      <style:paragraph-properties fo:margin-left="0.361in" fo:margin-right="0in" fo:margin-top="0in" fo:margin-bottom="0in" loext:contextual-spacing="false" fo:text-align="start" style:justify-single-word="false" fo:text-indent="0in" style:auto-text-indent="false" style:page-number="auto"/>
    </style:style>
    <style:style style:name="P87" style:family="paragraph" style:parent-style-name="Heading_20__23_1" style:master-page-name="">
      <style:paragraph-properties fo:margin-left="0.0835in" fo:margin-right="0in" fo:margin-top="0in" fo:margin-bottom="0in" loext:contextual-spacing="false" fo:line-height="0.1665in" fo:keep-together="always" fo:text-indent="0in" style:auto-text-indent="false" style:page-number="auto" fo:keep-with-next="always"/>
    </style:style>
    <style:style style:name="P88"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89"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90"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91"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92"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93"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94"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95"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96"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97"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98"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99"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00"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01"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02"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03"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04"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05"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06"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07"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08"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09"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10"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1"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2"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3"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4"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5"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6"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7"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8"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19"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0"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1"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2"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3"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4"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5"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6"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27"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28"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29"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130"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31"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32"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08in"/>
        </style:tab-stops>
      </style:paragraph-properties>
    </style:style>
    <style:style style:name="P133"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134"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35"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36"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72in"/>
        </style:tab-stops>
      </style:paragraph-properties>
    </style:style>
    <style:style style:name="P137"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138"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39" style:family="paragraph" style:parent-style-name="Body_20_text_20__28_2_29_" style:list-style-name="L21" style:master-page-name="PageStyle4">
      <style:paragraph-properties fo:margin-left="0.1945in" fo:margin-right="0in" fo:margin-top="0in" fo:margin-bottom="0in" loext:contextual-spacing="false" fo:text-align="justify" style:justify-single-word="false" fo:text-indent="-0.1945in" style:auto-text-indent="false" style:page-number="202">
        <style:tab-stops>
          <style:tab-stop style:position="0.0028in"/>
        </style:tab-stops>
      </style:paragraph-properties>
    </style:style>
    <style:style style:name="P140" style:family="paragraph" style:parent-style-name="Body_20_text_20__28_2_29_" style:master-page-name="PageStyle1">
      <style:paragraph-properties fo:margin-left="0.1945in" fo:margin-right="0in" fo:margin-top="0in" fo:margin-bottom="0in" loext:contextual-spacing="false" fo:text-align="justify" style:justify-single-word="false" fo:text-indent="0in" style:auto-text-indent="false" style:page-number="188"/>
    </style:style>
    <style:style style:name="P141" style:family="paragraph" style:parent-style-name="Body_20_text_20__28_2_29_" style:master-page-name="PageStyle2">
      <style:paragraph-properties fo:margin-left="0.1945in" fo:margin-right="0in" fo:margin-top="0in" fo:margin-bottom="0in" loext:contextual-spacing="false" fo:text-align="start" style:justify-single-word="false" fo:text-indent="0in" style:auto-text-indent="false" style:page-number="195"/>
    </style:style>
    <style:style style:name="P142"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in" style:auto-text-indent="false" style:page-number="auto">
        <style:tab-stops>
          <style:tab-stop style:position="0.3071in"/>
        </style:tab-stops>
      </style:paragraph-properties>
    </style:style>
    <style:style style:name="P143" style:family="paragraph" style:parent-style-name="Body_20_text_20__28_2_29_" style:master-page-name="PageStyle5">
      <style:paragraph-properties fo:margin-left="0.1945in" fo:margin-right="0in" fo:margin-top="0in" fo:margin-bottom="0in" loext:contextual-spacing="false" fo:text-align="justify" style:justify-single-word="false" fo:text-indent="0in" style:auto-text-indent="false" style:page-number="203"/>
    </style:style>
    <style:style style:name="P144" style:family="paragraph" style:parent-style-name="Body_20_text_20__28_2_29_" style:list-style-name="L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1083in"/>
        </style:tab-stops>
      </style:paragraph-properties>
    </style:style>
    <style:style style:name="P145"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1083in"/>
        </style:tab-stops>
      </style:paragraph-properties>
    </style:style>
    <style:style style:name="P146" style:family="paragraph" style:parent-style-name="Body_20_text_20__28_2_29_" style:list-style-name="L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47" style:family="paragraph" style:parent-style-name="Body_20_text_20__28_2_29_" style:list-style-name="L1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48" style:family="paragraph" style:parent-style-name="Body_20_text_20__28_2_29_" style:list-style-name="L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49"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50"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151"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152" style:family="paragraph" style:parent-style-name="Body_20_text_20__28_2_29_" style:list-style-name="L1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18in"/>
        </style:tab-stops>
      </style:paragraph-properties>
    </style:style>
    <style:style style:name="P153" style:family="paragraph" style:parent-style-name="Body_20_text_20__28_2_29_" style:list-style-name="L1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154" style:family="paragraph" style:parent-style-name="Body_20_text_20__28_2_29_" style:list-style-name="L1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155"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56"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57"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58"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59" style:family="paragraph" style:parent-style-name="Body_20_text_20__28_2_29_" style:list-style-name="L2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0"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61" style:family="paragraph" style:parent-style-name="Body_20_text_20__28_2_29_" style:list-style-name="L2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62"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3"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64" style:family="paragraph" style:parent-style-name="Body_20_text_20__28_2_29_" style:list-style-name="L1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65" style:family="paragraph" style:parent-style-name="Body_20_text_20__28_2_29_" style:list-style-name="L2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166" style:family="paragraph" style:parent-style-name="Body_20_text_20__28_2_29_" style:list-style-name="L17"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28in"/>
        </style:tab-stops>
      </style:paragraph-properties>
    </style:style>
    <style:style style:name="P167" style:family="paragraph" style:parent-style-name="Body_20_text_20__28_2_29_" style:list-style-name="L20" style:master-page-name="">
      <style:paragraph-properties fo:margin-left="0.1807in" fo:margin-right="0in" fo:margin-top="0in" fo:margin-bottom="0.0835in" loext:contextual-spacing="false" fo:text-align="justify" style:justify-single-word="false" fo:text-indent="-0.1807in" style:auto-text-indent="false" style:page-number="auto">
        <style:tab-stops>
          <style:tab-stop style:position="0.0201in"/>
        </style:tab-stops>
      </style:paragraph-properties>
    </style:style>
    <style:style style:name="P168" style:family="paragraph" style:parent-style-name="Body_20_text_20__28_2_29_" style:master-page-name="PageStyle3">
      <style:paragraph-properties fo:margin-left="0.1807in" fo:margin-right="0in" fo:margin-top="0in" fo:margin-bottom="0in" loext:contextual-spacing="false" fo:text-align="justify" style:justify-single-word="false" fo:text-indent="0in" style:auto-text-indent="false" style:page-number="15"/>
    </style:style>
    <style:style style:name="P169" style:family="paragraph" style:parent-style-name="Body_20_text_20__28_3_29_" style:master-page-name="PageStyle0">
      <style:paragraph-properties fo:margin-left="0.0835in" fo:margin-right="0in" fo:margin-top="0in" fo:margin-bottom="0.0555in" loext:contextual-spacing="false" fo:line-height="0.1043in" fo:text-indent="0in" style:auto-text-indent="false" style:page-number="1"/>
    </style:style>
    <style:style style:name="P170" style:family="paragraph" style:parent-style-name="Body_20_text_20__28_6_29_" style:list-style-name="L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1083in"/>
        </style:tab-stops>
      </style:paragraph-properties>
    </style:style>
    <style:style style:name="P171" style:family="paragraph" style:parent-style-name="Body_20_text_20__28_6_29_" style:list-style-name="L13" style:master-page-name="">
      <style:paragraph-properties fo:margin-left="0.361in" fo:margin-right="0.1945in" fo:margin-top="0in" fo:margin-bottom="0in" loext:contextual-spacing="false" fo:line-height="0.1299in" fo:text-align="justify" style:justify-single-word="false" fo:text-indent="-0.222in" style:auto-text-indent="false" style:page-number="auto">
        <style:tab-stops>
          <style:tab-stop style:position="-0.0689in"/>
        </style:tab-stops>
      </style:paragraph-properties>
    </style:style>
    <style:style style:name="P172" style:family="paragraph" style:parent-style-name="Body_20_text_20__28_6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73" style:family="paragraph" style:parent-style-name="Body_20_text_20__28_6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74" style:family="paragraph" style:parent-style-name="Body_20_text_20__28_6_29_" style:list-style-name="L17" style:master-page-name="">
      <style:paragraph-properties fo:margin-left="0.3055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175" style:family="paragraph" style:parent-style-name="Body_20_text_20__28_8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76" style:family="paragraph" style:parent-style-name="Body_20_text_20__28_8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299in" fo:margin-bottom="0.0535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rame">
      <style:graphic-properties fo:margin-left="0.0398in" fo:margin-right="0.0398in" fo:margin-top="0.023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4571in" fo:margin-right="1.9161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4571in" fo:margin-right="1.9161in" style:editable="false">
        <style:columns fo:column-count="2" fo:column-gap="0.0736in">
          <style:column style:rel-width="32767*" fo:start-indent="0in" fo:end-indent="0.0366in"/>
          <style:column style:rel-width="32768*" fo:start-indent="0.0366in" fo:end-indent="0in"/>
        </style:columns>
      </style:section-properties>
    </style:style>
    <style:style style:name="Sect4" style:family="section">
      <style:section-properties fo:margin-left="1.9465in" fo:margin-right="2.4071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8"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8"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8"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8"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8"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8"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8"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8"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8"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8"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8"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8"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2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8"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8"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26"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8"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8"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8"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8"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8"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8"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8"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8"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69"><text:span text:style-name="CharStyle4">THE EPISTLE OF PAUL THE APOSTLE TO THE</text:span></text:p>
        <text:h text:style-name="P87" text:outline-level="1"><text:bookmark-start text:name="bookmark0"/><text:span text:style-name="CharStyle6">ROMANS</text:span><text:bookmark-end text:name="bookmark0"/></text:h>
      </text:section>
      <text:section text:style-name="Sect2" text:name="Section1">
        <text:p text:style-name="P2"/>
        <text:p text:style-name="P1"/>
      </text:section>
      <text:section text:style-name="Sect3" text:name="Section2">
        <text:p text:style-name="Body_20_text_20__28_2_29__20__2b__20_DropCap1">I<text:span text:style-name="CharStyle8">Paul, a servant of Jesus Christ, called to be an apostle, set apart for the gospel 2 of God (which he promised of old by his prophets in the holy 3 scriptures) concerning his Son, who was born of David’s ofl- </text:span><text:span text:style-name="CharStyle10">4</text:span><text:span text:style-name="CharStyle8"> spring by natural descent and in­stalled as Son of God with power by the Spirit of holiness when he was raised from the dead—concerning Jesus Christ S our Lord, through whom I have received the favour of my com­mission to promote obedience to the faith for his sake among all 6 the Gentiles, including your­selves who are called to belong 7 to Jesus Christ: to all in Rome who are beloved by God, called to be saints, grace and peace to you from God our Father and the Lord Jesus Christ.</text:span></text:p>
        <text:p text:style-name="P7"><text:span text:style-name="CharStyle8">8 First of all, I thank my God through Jesus Christ for you all, because the report of your 9 faith is over all the world. God is my witness, the God whom I serve with my spirit in the gospel of his Son, how unceas­ingly I always mention you in 10 my prayers, asking if I may at last be sped upon my way to ii you by God’s will. For I do yearn to see you, that I may impart to you some spiritual gift for your strengthening— 12 or, in other words, that I may be encouraged by meeting you, I by your faith and you by mine.</text:span></text:p>
        <text:list xml:id="list2394266562088823566" text:style-name="L1">
          <text:list-item>
            <text:p text:style-name="P88"><text:span text:style-name="CharStyle8"><text:tab/>Brothers, I would like you to understand that I have often purposed to come to you (though up till now I have been prevented), so as to have some results among you as well as</text:span></text:p>
          </text:list-item>
        </text:list>
        <text:p text:style-name="P7"><text:span text:style-name="CharStyle8">among the rest of the Gentiles.</text:span></text:p>
        <text:p text:style-name="P7"><text:span text:style-name="CharStyle8">To Greeks and to barbarians, to 14 wise and to foolish alike, I owe a duty. Hence my eagerness to 15 preach the gospel to you in Rome as well. For I am proud 16 of the gospel; it is God’s saving power for everyone who has faith, for the Jew first and for the Greek as well. God’s right- 17 eousness is revealed in it by faith and for faith—as it is writ­ten, </text:span><text:span text:style-name="CharStyle11">By faith shall the righteous live.</text:span><text:span text:style-name="CharStyle12"> </text:span><text:span text:style-name="CharStyle8">But God’s anger is re- 18 vealed from heaven against all the impiety and wickedness of those who hinder the Truth by their wickedness. For whatever 19 is to be known of God is plain to them; God himself has 20 made it plain—for ever since the world was created, his invisible nature, his everlast­ing power and divine being, have been quite perceptible in what he has made. So they have no excuse. Though they 21 knew God, they have not glori­fied him as God nor given thanks to him; they have turned to futile speculations till their ig­norant minds grew dark. They 22 claimed to be wise, but they have become fools; they have 23 </text:span><text:span text:style-name="CharStyle11">exchanged the glory of</text:span><text:span text:style-name="CharStyle12"> </text:span><text:span text:style-name="CharStyle8">the im­mortal </text:span><text:span text:style-name="CharStyle11">God for the semblance </text:span><text:span text:style-name="CharStyle8">of the likeness of mortal man, of birds, of quadrupeds, and of reptiles. So God has given 24 them up, in their hearts’ lust, to sexual vice, to the dishonour­ing of their own bodies—since 25 they have exchanged the truth of God for an untruth, worship­ping and serving the creature rather than the Creator, who is blessed for ever: Amen. That is 26 </text:span><text:span text:style-name="CharStyle10">17</text:span></text:p>
      </text:section>
      <text:section text:style-name="Sect4" text:name="Section3">
        <text:p text:style-name="P140"><text:span text:style-name="CharStyle8">why God has given them up to vile passions; their women have exchanged the natural function of sex for what is unnatural,</text:span></text:p>
        <text:list xml:id="list5513773611599006957" text:style-name="L2">
          <text:list-item>
            <text:p text:style-name="P92"><text:span text:style-name="CharStyle8"><text:tab/>and in the same way the males have abandoned the natural use of women and flamed out in lust for one another, men perpetrat­ing shameless acts with their own sex and getting in their own persons the due recompense of</text:span></text:p>
          </text:list-item>
          <text:list-item>
            <text:p text:style-name="P92"><text:span text:style-name="CharStyle8"><text:tab/>their perversity. Yes, as they disdained to acknowledge God any longer, God has given them up to a reprobate instinct, for the perpetration of what is im-</text:span></text:p>
          </text:list-item>
          <text:list-item>
            <text:p text:style-name="P95"><text:span text:style-name="CharStyle8"><text:tab/>proper, till they are filled with all manner of wickedness, de­pravity, lust, and viciousness, filled to the brim with envy, murder, quarrels, intrigues, and</text:span></text:p>
          </text:list-item>
          <text:list-item>
            <text:p text:style-name="P95"><text:span text:style-name="CharStyle8"><text:tab/>malignity—slanderers, defamers, loathed by God, outrageous, haughty, boastful, inventive in evil, disobedient to parents,</text:span></text:p>
          </text:list-item>
          <text:list-item>
            <text:p text:style-name="P95"><text:span text:style-name="CharStyle8"><text:tab/>devoid of conscience, false to their word, callous, merciless;</text:span></text:p>
          </text:list-item>
          <text:list-item>
            <text:p text:style-name="P95"><text:span text:style-name="CharStyle8"><text:tab/>though they know God’s decree that people who practise such vice deserve death, they not only do it themselves but applaud those who practise it.</text:span></text:p>
          </text:list-item>
        </text:list>
        <text:p text:style-name="Body_20_text_20__28_2_29__20__2b__20_DropCap3">2<text:span text:style-name="CharStyle8"> Therefore you are inexcus­able, whoever you are, if you pose as a judge, for in judging another you condemn yourself; you, the judge, do the very same 2 things yourself. ‘We know the doom of God falls justly upon those who practise such vices.’ </text:span><text:span text:style-name="CharStyle10">3</text:span><text:span text:style-name="CharStyle8"> Very well; and do you imagine you will escape God’s doom, O man, you who judge those who practise such vices and do the </text:span><text:span text:style-name="CharStyle10">4</text:span><text:span text:style-name="CharStyle8"> same yourself? Or are you slighting all his wealth of kind­ness, forbearance, and patience? Do you not know that his kind­ness is meant to make you re- </text:span><text:span text:style-name="CharStyle10">5</text:span><text:span text:style-name="CharStyle8"> pent? In your stubbornness and impenitence of heart you are</text:span></text:p>
        <text:p text:style-name="P7"><text:span text:style-name="CharStyle8">simply storing up anger for yourself on the Day of anger, when the just doom of God is revealed. For </text:span><text:span text:style-name="CharStyle17">he will render to</text:span><text:span text:style-name="CharStyle8"> 6 </text:span><text:span text:style-name="CharStyle17">everyone according to what he has done,</text:span><text:span text:style-name="CharStyle8"> eternal life to those 7 who by patiently doing good aim at glory, honour, and im­mortality, but anger and wrath 8 to those who are wilful, who dis­obey the Truth and obey wick­edness—anguish and calamity </text:span><text:span text:style-name="CharStyle10">9 </text:span><text:span text:style-name="CharStyle8">for every human soul that per­petrates evil, for the Jew first and for the Greek as well, but 10 glory, honour, and peace for everyone who does good, for the Jew first and for the Greek as well. There is no partiality 11 about God.</text:span></text:p>
        <text:p text:style-name="P68"><text:span text:style-name="CharStyle8">All who sin outside the Law 12<text:line-break/>will perish outside the Law,</text:span></text:p>
        <text:p text:style-name="P79"><text:span text:style-name="CharStyle8">and all who sin under the La w will be condemned by the Law.</text:span></text:p>
        <text:p text:style-name="P7"><text:span text:style-name="CharStyle8">For it is not the hearers of the 13 Law who are just in the eyes of God, it is those who obey the Law who will be acquitted, on 16 the day when God judges the secret things of men, as my gospel holds, by Jesus Christ. (When Gentiles who have no law 14 obey instinctively the Law’s re­quirements, they are a law to themselves, even though they have no law; they exhibit the 15 effect of the Law written on their hearts, their conscience bears them witness, as their moral convictions accuse or it may be defend them.) *</text:span></text:p>
        <text:p text:style-name="P43"><text:span text:style-name="CharStyle8">If you bear the name of ‘Jew,’ 17 relying on the Law, priding yourself on God, understanding 18 his will, and with a sense of what</text:span></text:p>
        <text:p text:style-name="P48"><text:span text:style-name="CharStyle19">* Ver. 16 is the sequel to the first clause of ver. 14. The rest of ver. 14 and the whole of ver. 15 form a short paragraph which is either a marginal note or an awkward insertion. To pre­serve the sequence of thought I have re­arranged the verses as above.</text:span></text:p>
        <text:p text:style-name="P11"><text:span text:style-name="CharStyle8">is vital in religion; if you are in-</text:span></text:p>
        <text:list xml:id="list5858010101825462153" text:style-name="L3">
          <text:list-item>
            <text:p text:style-name="P96"><text:span text:style-name="CharStyle8"><text:tab/>structed by the Law, persuaded that you are a guide to the blind, a light to darkened souls,</text:span></text:p>
          </text:list-item>
          <text:list-item>
            <text:p text:style-name="P104"><text:span text:style-name="CharStyle8"><text:tab/>a tutor for the foolish, a teacher of the simple, because in the Law you have the embodiment</text:span></text:p>
          </text:list-item>
          <text:list-item>
            <text:p text:style-name="P104"><text:span text:style-name="CharStyle8"><text:tab/>of knowledge and truth—well then, do you ever teach yourself, you </text:span><text:soft-page-break/><text:span text:style-name="CharStyle8">teacher of other people? You preach against stealing; do</text:span></text:p>
          </text:list-item>
          <text:list-item>
            <text:p text:style-name="P104"><text:span text:style-name="CharStyle8"><text:tab/>you steal? You forbid adultery; do you commit adultery? You detest idols; do you rob temples?</text:span></text:p>
          </text:list-item>
          <text:list-item>
            <text:p text:style-name="P104"><text:span text:style-name="CharStyle8"><text:tab/>You pride yourself on the Law; do you dishonour God by your</text:span></text:p>
          </text:list-item>
          <text:list-item>
            <text:p text:style-name="P104"><text:span text:style-name="CharStyle8"><text:tab/>breaches of the Law? Why, it is </text:span><text:span text:style-name="CharStyle17">owing to you</text:span><text:span text:style-name="CharStyle8"> that </text:span><text:span text:style-name="CharStyle17">the name of God is maligned among the Gentiles,</text:span><text:span text:style-name="CharStyle8"> as scripture says!</text:span></text:p>
          </text:list-item>
        </text:list>
        <text:list xml:id="list5354186541818284133" text:style-name="L4">
          <text:list-item>
            <text:p text:style-name="P89"><text:span text:style-name="CharStyle8"><text:tab/>Circumcision is certainly of use, provided you keep the Law; but if you are a breaker of the Law, then your circumcision is</text:span></text:p>
          </text:list-item>
        </text:list>
        <text:list xml:id="list3391231421465773258" text:style-name="L5">
          <text:list-item>
            <text:p text:style-name="P110"><text:span text:style-name="CharStyle8"><text:tab/>turned into uncircumcision. (If then the uncircumcised observe the requirements of the Law, shall not their uncircumcision be reckoned equivalent to cir-</text:span></text:p>
          </text:list-item>
          <text:list-item>
            <text:p text:style-name="P110"><text:span text:style-name="CharStyle8"><text:tab/>cumcision? And shall not those who are physically uncircum­cised and who fulfil the Law, judge you who are a breaker of the Law for all your written code and circumcision?)</text:span></text:p>
          </text:list-item>
          <text:list-item>
            <text:p text:style-name="P90"><text:span text:style-name="CharStyle8"><text:tab/>He is no Jew who is merely a</text:span></text:p>
          </text:list-item>
        </text:list>
        <text:p text:style-name="P56"><text:span text:style-name="CharStyle8">Jew outwardly, nor is circumcision some­thing outward in the flesh;</text:span></text:p>
        <text:list xml:id="list165218291495953" text:continue-numbering="true" text:style-name="L5">
          <text:list-item>
            <text:p text:style-name="P90"><text:span text:style-name="CharStyle8"><text:tab/>he is a Jew who is one in­</text:span></text:p>
          </text:list-item>
        </text:list>
        <text:p text:style-name="P55"><text:span text:style-name="CharStyle4">wardly,</text:span></text:p>
        <text:p text:style-name="P77"><text:span text:style-name="CharStyle8">and circumcision is a matter of the heart, spiritual not literal—</text:span></text:p>
        <text:p text:style-name="P11"><text:span text:style-name="CharStyle8">praised by God, not by man.</text:span></text:p>
        <text:p text:style-name="Body_20_text_20__28_5_29__20__2b__20_DropCap6">3<text:span text:style-name="CharStyle21"> Then what is the Jew’s su­periority? What is the good 2 of circumcision? Much in every way. This to begin with—Jews were entrusted with the scrip- </text:span><text:span text:style-name="CharStyle23">3</text:span><text:span text:style-name="CharStyle21"> tures of God. Even supposing</text:span></text:p>
        <text:p text:style-name="P7"><text:span text:style-name="CharStyle8">that some of them have proved untrustworthy, is their faithless­ness to cancel the faithfulness of God? Never! Let God be true 4 to his word, though </text:span><text:span text:style-name="CharStyle17">every man be perfidious</text:span><text:span text:style-name="CharStyle8">—as it is written,</text:span></text:p>
        <text:p text:style-name="P52"><text:span text:style-name="CharStyle25">Thai thou mayest be vindi­cated in thy pleadings,</text:span></text:p>
        <text:p text:style-name="P52"><text:span text:style-name="CharStyle25">and triumph at thy trial.</text:span></text:p>
        <text:p text:style-name="P35"><text:span text:style-name="CharStyle8">But if our iniquity thus serves </text:span><text:span text:style-name="CharStyle10">5 </text:span><text:span text:style-name="CharStyle8">to bring out the justice of God, what are we to infer? That it is unfair of God to inflict his anger on us? (I speak in a merely hu­man way.) Never! In that case, </text:span><text:span text:style-name="CharStyle10">6 </text:span><text:span text:style-name="CharStyle8">how could he judge the world? You say, “If my perfidy serves </text:span><text:span text:style-name="CharStyle10">7 </text:span><text:span text:style-name="CharStyle8">to make the truthfulness of God redound to his glory, why am I to be judged as a sinner? Why </text:span><text:span text:style-name="CharStyle10">8 </text:span><text:span text:style-name="CharStyle8">should we not do evil that good may come out of it?” (which is the calumny attributed to me— the very tiring some people de­clare that I say). Such argu­ments are rightly condemned.</text:span></text:p>
        <text:p text:style-name="P34"><text:span text:style-name="CharStyle8">Well now, are we Jews in a </text:span><text:span text:style-name="CharStyle10">9 </text:span><text:span text:style-name="CharStyle8">better position? Not at all. I have already charged all, Jews as well as Greeks, with being un­der sin—as it is written,<text:tab/>10</text:span></text:p>
        <text:p text:style-name="P52"><text:span text:style-name="CharStyle25">None is righteous, no, not one;</text:span></text:p>
        <text:p text:style-name="P65"><text:span text:style-name="CharStyle25">no one understands, no one</text:span><text:span text:style-name="CharStyle26"> n </text:span><text:span text:style-name="CharStyle25">seeks for God.</text:span></text:p>
        <text:p text:style-name="P52"><text:span text:style-name="CharStyle25">All have swerved, one and all</text:span><text:span text:style-name="CharStyle26"> 12 </text:span><text:span text:style-name="CharStyle25">have gone wrong,</text:span></text:p>
        <text:p text:style-name="P65"><text:span text:style-name="CharStyle25">no one does good, not a single one.</text:span></text:p>
        <text:p text:style-name="P52"><text:span text:style-name="CharStyle25">Their throat is an open</text:span><text:span text:style-name="CharStyle26"> 13 </text:span><text:span text:style-name="CharStyle25">grave,</text:span></text:p>
        <text:p text:style-name="P65"><text:span text:style-name="CharStyle25">they are treacherous with their tongues,</text:span></text:p>
        <text:p text:style-name="P52"><text:span text:style-name="CharStyle25">the venom of an asp lies under their lips.</text:span></text:p>
        <text:p text:style-name="P52"><text:span text:style-name="CharStyle25">Their mouth is full of cursing</text:span><text:span text:style-name="CharStyle26"> 14 </text:span><text:span text:style-name="CharStyle25">and bitterness,</text:span></text:p>
        <text:p text:style-name="P65"><text:span text:style-name="CharStyle25">their feet are swift for blood-</text:span><text:span text:style-name="CharStyle26"> 15</text:span></text:p>
        <text:p text:style-name="P86"><text:span text:style-name="CharStyle25">shed,</text:span></text:p>
        <text:p text:style-name="P52"><text:span text:style-name="CharStyle25">their ways bring destruction</text:span><text:span text:style-name="CharStyle26"> 16 </text:span><text:span text:style-name="CharStyle25">and calamity,</text:span></text:p>
        <text:list xml:id="list6830842821304831028" text:style-name="L6">
          <text:list-item>
            <text:p text:style-name="P170"><text:span text:style-name="CharStyle26"><text:tab/></text:span><text:span text:style-name="CharStyle25">they know nothing of the</text:span></text:p>
          </text:list-item>
        </text:list>
        <text:p text:style-name="P61"><text:span text:style-name="CharStyle25">way of peace;</text:span></text:p>
        <text:list xml:id="list165219456072410" text:continue-numbering="true" text:style-name="L6">
          <text:list-item>
            <text:p text:style-name="P170"><text:span text:style-name="CharStyle26"><text:tab/></text:span><text:span text:style-name="CharStyle25">there is no reverence for God</text:span></text:p>
          </text:list-item>
        </text:list>
        <text:p text:style-name="P61"><text:span text:style-name="CharStyle25">before their eyes.</text:span></text:p>
        <text:list xml:id="list165218324384992" text:continue-numbering="true" text:style-name="L6">
          <text:list-item>
            <text:p text:style-name="P144"><text:span text:style-name="CharStyle8"><text:tab/>Whatever the Law says, we know, it says to those who are inside the Law, that every mouth may be shut and all the world made answerable to God;</text:span></text:p>
          </text:list-item>
          <text:list-item>
            <text:p text:style-name="P146"><text:span text:style-name="CharStyle8"><text:tab/>for </text:span><text:span text:style-name="CharStyle17">no person will be acquitted in his sight</text:span><text:span text:style-name="CharStyle8"> on the score of obe­dience to law. What the Law imparts is a consciousness of</text:span></text:p>
          </text:list-item>
          <text:list-item>
            <text:p text:style-name="P146"><text:soft-page-break/><text:span text:style-name="CharStyle8"><text:tab/>sin. But now we have a righteousness of God disclosed apart from law altogether; it is attested by the Law and the</text:span></text:p>
          </text:list-item>
          <text:list-item>
            <text:p text:style-name="P148"><text:span text:style-name="CharStyle8"><text:tab/>prophets, but it is a righteous­ness of God which comes by believing in Jesus Christ. And it is meant for all who have faith. No distinctions are drawn.</text:span></text:p>
          </text:list-item>
          <text:list-item>
            <text:p text:style-name="P148"><text:span text:style-name="CharStyle8"><text:tab/>All have sinned, all come short</text:span></text:p>
          </text:list-item>
          <text:list-item>
            <text:p text:style-name="P148"><text:span text:style-name="CharStyle8"><text:tab/>of the glory of God, but they are justified for nothing by his grace through the ransom pro-</text:span></text:p>
          </text:list-item>
        </text:list>
        <text:p text:style-name="P41"><text:span text:style-name="CharStyle8">23 vided in Christ Jesus, whom God put forward as the means of propitiation by his blood, to be received by faith. This was to demonstrate the justice of God in view of the fact that sins pre­viously committed during the time of God’s forbearance had</text:span></text:p>
        <text:list xml:id="list2437612891682922075" text:style-name="L7">
          <text:list-item>
            <text:p text:style-name="P150"><text:span text:style-name="CharStyle8"><text:tab/>been passed over; it was to demonstrate his justice at the present epoch, showing that God is just himself and that he justi­fies man on the score of faith in Jesus.</text:span></text:p>
          </text:list-item>
          <text:list-item>
            <text:p text:style-name="P145"><text:span text:style-name="CharStyle8"><text:tab/>Then what becomes of our boasting? It is ruled out abso­lutely. On what principle? On the principle of doing deeds? No, on the principle of faith.</text:span></text:p>
          </text:list-item>
          <text:list-item>
            <text:p text:style-name="P150"><text:span text:style-name="CharStyle8"><text:tab/>We hold that a man is justified by faith, apart from deeds of the</text:span></text:p>
          </text:list-item>
          <text:list-item>
            <text:p text:style-name="P149"><text:span text:style-name="CharStyle8"><text:tab/>Law altogether. Or is God only the God of Jews? Is he not the God of the Gentiles as well?</text:span></text:p>
          </text:list-item>
          <text:list-item>
            <text:p text:style-name="P151"><text:span text:style-name="CharStyle8"><text:tab/>Surely he is. Well then, there is</text:span></text:p>
          </text:list-item>
        </text:list>
        <text:p text:style-name="P7"><text:span text:style-name="CharStyle8">one God, a God who will justify the circumcised as they believe and the uncircumcised on the score of faith. Then ‘by this </text:span><text:span text:style-name="CharStyle10">3</text:span><text:span text:style-name="CharStyle10"><text:span text:style-name="T1">1 </text:span></text:span><text:span text:style-name="CharStyle8">faith’ we ‘cancel the Law’? Not for one moment! We uphold the Law.</text:span></text:p>
        <text:p text:style-name="P27"><text:span text:style-name="CharStyle8">But if so, what can we say </text:span><text:span text:style-name="CharStyle17">A </text:span><text:span text:style-name="CharStyle8">about Abraham,* our fore- ** father by natural descent? This, 2 that if ‘Abraham was justified on the score of what he did,’ he has something to be proud of. But not to be proud of before God. For what does scripture 3 say? </text:span><text:span text:style-name="CharStyle17">Abraham believed God and this was counted to him as righteousness.</text:span><text:span text:style-name="CharStyle8"> Now a worker 4 has his wage counted to him as a due, not as a favour; but a 5 man who instead of ‘working’ be­lieves in Him who justifies the ungodly, has his faith counted as righteousness. Just as David 6 himself describes the bliss of the man who has righteousness counted to him by God, apart from what he does—</text:span></text:p>
        <text:p text:style-name="P29"><text:span text:style-name="CharStyle25">Blessed, are they whose</text:span><text:span text:style-name="CharStyle26"> </text:span><text:span text:style-name="CharStyle27">7 </text:span><text:span text:style-name="CharStyle25">breaches of the Law are for­given, whose sins are covered!</text:span></text:p>
        <text:p text:style-name="P29"><text:span text:style-name="CharStyle25">Blessed is the man whose sin</text:span><text:span text:style-name="CharStyle26"> </text:span><text:span text:style-name="CharStyle27">8 </text:span><text:span text:style-name="CharStyle25">the Lord will not count to him.</text:span></text:p>
        <text:p text:style-name="P27"><text:span text:style-name="CharStyle8">Now is this description of bliss 9 meant for the circumcised, or for the uncircumcised as well? </text:span><text:span text:style-name="CharStyle17">Abraham’s faith,</text:span><text:span text:style-name="CharStyle8"> I repeat, </text:span><text:span text:style-name="CharStyle17">was counted to Mm as righteousness.</text:span></text:p>
        <text:p text:style-name="P9"><text:span text:style-name="CharStyle8">In what way? When he was a 10 circumcised man or an uncir­cumcised man? Not when he was circumcised, but when he was uncircumcised. He only n got circumcision as a sign or seal of the righteousness which be­longed to his faith as an uncir­cumcised man. The object of this was to make him the father</text:span></text:p>
        <text:p text:style-name="P28"><text:span text:style-name="CharStyle19">* Omitting eiiQrjx^vau</text:span></text:p>
        <text:p text:style-name="P25"><text:span text:style-name="CharStyle8">of all who believe as uncircum­cised persons and thus have righteousness counted to them,</text:span></text:p>
        <text:list xml:id="list1710296569727961114" text:style-name="L8">
          <text:list-item>
            <text:p text:style-name="P97"><text:span text:style-name="CharStyle8"><text:tab/>as well as a father of those cir­cumcised persons who not only share circumcision but walk in the steps of the faith which our father Abraham had as an un- circumcised man.</text:span></text:p>
          </text:list-item>
          <text:list-item>
            <text:p text:style-name="P118"><text:span text:style-name="CharStyle8"><text:tab/>The promise made to Abra­ham and his offspring that he should inherit the world, did not reach him through the Law, but through the righteousness of</text:span></text:p>
          </text:list-item>
          <text:list-item>
            <text:p text:style-name="P119"><text:span text:style-name="CharStyle8"><text:tab/>faith. For if it is adherents of the Law who are heirs, then faith is empty of all meaning</text:span></text:p>
          </text:list-item>
          <text:list-item>
            <text:p text:style-name="P119"><text:span text:style-name="CharStyle8"><text:tab/>and the promise is void. (What the Law produces is the Wrath, not the promise of God; where there is no law, there is no trans-</text:span></text:p>
          </text:list-item>
        </text:list>
        <text:p text:style-name="P21"><text:soft-page-break/><text:span text:style-name="CharStyle8">*6 gression either.) That is why all turns upon faith; it is to make the promise a matter of favour, to make it secure for all the off­spring, not simply for those who are adherents of the Law but also for those who share the faith of Abraham—of Abraham</text:span></text:p>
        <text:list xml:id="list1163098827854291144" text:style-name="L9">
          <text:list-item>
            <text:p text:style-name="P126"><text:span text:style-name="CharStyle8"><text:tab/>who is the father of us all (as it is written, </text:span><text:span text:style-name="CharStyle17">I have made you a father of many nations).</text:span><text:span text:style-name="CharStyle8"> Such a faith implies the presence of the God in whom he believed, a God who makes the dead live and who calls into being what</text:span></text:p>
          </text:list-item>
          <text:list-item>
            <text:p text:style-name="P120"><text:span text:style-name="CharStyle8"><text:tab/>does not exist. For Abraham, when hope was gone, hoped on in faith, and thus became </text:span><text:span text:style-name="CharStyle17">the father of many nations</text:span><text:span text:style-name="CharStyle8">—even as he was told, </text:span><text:span text:style-name="CharStyle17">So numberless shall</text:span></text:p>
          </text:list-item>
          <text:list-item>
            <text:p text:style-name="P120"><text:span text:style-name="CharStyle8"><text:tab/></text:span><text:span text:style-name="CharStyle17">your offspring be.</text:span><text:span text:style-name="CharStyle8"> His faith never quailed, even when he noted the utter impotence of his own body (for he was about a hundred years old) or the im-</text:span></text:p>
          </text:list-item>
          <text:list-item>
            <text:p text:style-name="P105"><text:span text:style-name="CharStyle8"><text:tab/>potence of Sara’s womb; no un­belief made him waver about God’s promise; his faith won strength as he gave glory to God</text:span></text:p>
          </text:list-item>
          <text:list-item>
            <text:p text:style-name="P105"><text:span text:style-name="CharStyle8"><text:tab/>and felt convinced that He</text:span></text:p>
          </text:list-item>
        </text:list>
        <text:p text:style-name="P7"><text:span text:style-name="CharStyle8">was able to do what He had promised. Hence his faith </text:span><text:span text:style-name="CharStyle17">was</text:span><text:span text:style-name="CharStyle8"> 22 </text:span><text:span text:style-name="CharStyle17">counted to him as righteous­ness.</text:span><text:span text:style-name="CharStyle8"> And these words </text:span><text:span text:style-name="CharStyle17">counted</text:span><text:span text:style-name="CharStyle8"> 23 </text:span><text:span text:style-name="CharStyle17">to him</text:span><text:span text:style-name="CharStyle8"> have not been written for him alone but for our sakes as 24 well; faith will be </text:span><text:span text:style-name="CharStyle17">counted to</text:span><text:span text:style-name="CharStyle8"> us as we believe in Him who raised Jesus our Lord from the dead, Jesus who was </text:span><text:span text:style-name="CharStyle17">delivered</text:span><text:span text:style-name="CharStyle8"> 25 </text:span><text:span text:style-name="CharStyle17">up for our trespasses</text:span><text:span text:style-name="CharStyle8"> and raised that we might be justified.</text:span></text:p>
        <text:p text:style-name="P33"><text:span text:style-name="CharStyle8">As we are justified by faith, c? then, let us enjoy the peace we have with God through our Lord Jesus Christ. Through 2 him we have got access * to this grace where we have our stand­ing, and triumph in the hope of God’s glory. Not only so, but we 3 triumph even in our troubles, knowing that trouble produces endurance, endurance produces 4 character, and character pro­duces hope—a </text:span><text:span text:style-name="CharStyle17">hope</text:span><text:span text:style-name="CharStyle8"> which </text:span><text:span text:style-name="CharStyle17">never</text:span><text:span text:style-name="CharStyle8"> 5 </text:span><text:span text:style-name="CharStyle17">disappoints</text:span><text:span text:style-name="CharStyle8"> us, since God’s love floods our hearts through the holy Spirit which has been given to us. For when we were still 6 in weakness, Christ died in due time for the ungodly. For the ungodly! Why, a man will 7 hardly die for the just—though one might bring oneself to die, if need be, for a good man. But 8 God proves his love for us by this, that Christ died for us when we were still sinners. Much more then, now that we 9 are justified by his blood, shall we be saved by him from Wrath; if we were reconciled to God by 10 the death of his Son when we were enemies, much more, now that we are reconciled, shall we be saved by his life. Not only 11 so, but we triumph in God through our Lord Jesus Christ, by whom we now enjoy our re­conciliation.</text:span></text:p>
        <text:p text:style-name="P24"><text:span text:style-name="CharStyle19">* Omitting tfj nicrtei.</text:span></text:p>
        <text:list xml:id="list4184415539117907004" text:style-name="L10">
          <text:list-item>
            <text:p text:style-name="P152"><text:span text:style-name="CharStyle8"><text:tab/>Thus, then, sin came into the world by one man, and death came in by sin; and so death spread to all men, inasmuch as</text:span></text:p>
          </text:list-item>
          <text:list-item>
            <text:p text:style-name="P153"><text:span text:style-name="CharStyle8"><text:tab/>all men sinned. Sin was indeed in the world before the Law, but sin is never counted in the ab-</text:span></text:p>
          </text:list-item>
          <text:list-item>
            <text:p text:style-name="P154"><text:span text:style-name="CharStyle8"><text:tab/>sence of law. Nevertheless, from Adam to Moses death reigned even over those whose sins were not like Adam’s transgression. Adam prefig-</text:span></text:p>
          </text:list-item>
          <text:list-item>
            <text:p text:style-name="P154"><text:span text:style-name="CharStyle8"><text:tab/>ured Him who was to come, but the gift is very different from the trespass. For while the rest of men died by the trespass of one man, the grace of God and the free gift which comes by the grace of the one man Jesus Christ overflowed far more rich-</text:span></text:p>
          </text:list-item>
          <text:list-item>
            <text:p text:style-name="P154"><text:span text:style-name="CharStyle8"><text:tab/>ly upon the rest of men. Nor is the free gift like the effect of the one man’s sin; for while the sentence ensuing on a single sin resulted in doom, the free gift ensuing on many trespasses is-</text:span></text:p>
          </text:list-item>
          <text:list-item>
            <text:p text:style-name="P154"><text:span text:style-name="CharStyle8"><text:tab/>sues in acquittal. For if the trespass of one man allowed death to reign through that one man, </text:span><text:soft-page-break/><text:span text:style-name="CharStyle8">much more shall those who receive the overflowing grace and free gift of righteous­ness reign in life through One,</text:span></text:p>
          </text:list-item>
          <text:list-item>
            <text:p text:style-name="P154"><text:span text:style-name="CharStyle8"><text:tab/>through Jesus Christ. Well then,</text:span></text:p>
          </text:list-item>
        </text:list>
        <text:p text:style-name="P39"><text:span text:style-name="CharStyle8">as one man’s trespass issued in doom for all, so one man’s act of redress issued in acquittal and life for all.</text:span></text:p>
        <text:list xml:id="list165218035030132" text:continue-numbering="true" text:style-name="L10">
          <text:list-item>
            <text:p text:style-name="P152"><text:span text:style-name="CharStyle8"><text:tab/>Just as one man’s disobedience</text:span></text:p>
          </text:list-item>
        </text:list>
        <text:p text:style-name="P75"><text:span text:style-name="CharStyle8">made all the rest sinners, so one man’s obedience will make all the rest right­eous.</text:span></text:p>
        <text:list xml:id="list165219896311029" text:continue-numbering="true" text:style-name="L10">
          <text:list-item>
            <text:p text:style-name="P147"><text:span text:style-name="CharStyle8"><text:tab/>Law slipped in to aggravate the trespass; sin increased, but grace</text:span></text:p>
          </text:list-item>
          <text:list-item>
            <text:p text:style-name="P147"><text:span text:style-name="CharStyle8"><text:tab/>surpassed it far, so that, while sin had reigned the reign of death, grace might also reign with a righteousness that ends</text:span></text:p>
          </text:list-item>
        </text:list>
        <text:p text:style-name="P7"><text:span text:style-name="CharStyle8">in life eternal through Jesus Christ our Lord.</text:span></text:p>
        <text:p text:style-name="P35"><text:span text:style-name="CharStyle8">Now what are w</text:span><text:span text:style-name="CharStyle8"><text:span text:style-name="T1">r</text:span></text:span><text:span text:style-name="CharStyle8">e to infer zr from this? That we are to v ‘remain on in sin, so that there may be all the more grace’? Never! How can we live in sin 2 any longer, when we died to sin? Surely you know that all of us 3 who have been baptized into Christ Jesus have been baptized into his death! Our baptism in 4 his death made us share his burial, so that, as Christ was raised from the dead by the glory of the Father, we too might live and move in the new sphere of Life. For if we have 5 grown into him by a death like his, we shall grow into him by a resurrection like his, knowing 6 as we do that our old self has been crucified with him in order to crush the sinful body and free us from any further slavery to sin (for once dead, a man is ab- 7 solved from the claims of sin).</text:span></text:p>
        <text:p text:style-name="P7"><text:span text:style-name="CharStyle8">We believe that as we have died 8 with Christ we shall also live with him; for we know that 9 Christ never dies after his resur­rection from the dead—death has no more hold over him; the 10 death he died was for sin, once for all, but the life he lives is for God. So you must consider ix yourselves dead to sin and alive to God in Christ Jesus our Lord. Sin is not to reign, 12 then, over your mortal bodies, making you obey their passions; you must not let sin have your 13 members for the service of vice, you must dedicate yourselves to God as men who have been brought from death to life, dedi­cating your members to God for the service of righteousness. Sin 14 must not have any hold over you, for you live under grace, not under law.</text:span></text:p>
        <text:list xml:id="list4298935765654934346" text:style-name="L11">
          <text:list-item>
            <text:p text:style-name="P129"><text:span text:style-name="CharStyle8"><text:tab/>What follows, then? Are we ‘to sin, because we live under grace, not under law’? Never!</text:span></text:p>
          </text:list-item>
          <text:list-item>
            <text:p text:style-name="P121"><text:span text:style-name="CharStyle8"><text:tab/>Do you not know you are serv­ants of the master you obey, of the master to whom you yield yourselves obedient, whether it is Sin, whose service ends in death, or Obedience, whose service ends in righteousness?</text:span></text:p>
          </text:list-item>
          <text:list-item>
            <text:p text:style-name="P121"><text:span text:style-name="CharStyle8"><text:tab/>Thank God, though you did serve sin, you have rendered whole-hearted obedience to what you were taught under the rule</text:span></text:p>
          </text:list-item>
          <text:list-item>
            <text:p text:style-name="P98"><text:span text:style-name="CharStyle8"><text:tab/>of faith; set free from sin, you have passed into the service of</text:span></text:p>
          </text:list-item>
          <text:list-item>
            <text:p text:style-name="P98"><text:span text:style-name="CharStyle8"><text:tab/>righteousness. (I use this hu­man analogy to bring the truth home to your weak nature.) As you once dedicated your mem­bers to the service of vice and lawlessness,* so now dedicate them to the service of righteous­ness that means consecration.</text:span></text:p>
          </text:list-item>
          <text:list-item>
            <text:p text:style-name="P93"><text:span text:style-name="CharStyle8"><text:tab/>When you served sin, you were</text:span></text:p>
          </text:list-item>
        </text:list>
        <text:p text:style-name="P21"><text:span text:style-name="CharStyle8">zi free of righteousness. Well,</text:span></text:p>
        <text:p text:style-name="P25"><text:span text:style-name="CharStyle8">what did you gain then by it all? Nothing but what you are now ashamed of! The end of all</text:span></text:p>
        <text:list xml:id="list165158788638692" text:style-name="L10">
          <text:list-item>
            <text:p text:style-name="P111"><text:span text:style-name="CharStyle8"><text:tab/>that is death; but now that you are set free from sin, now that you have passed into the service of God, your gain is consecra­tion, and the end of that is life</text:span></text:p>
          </text:list-item>
          <text:list-item>
            <text:p text:style-name="P111"><text:span text:style-name="CharStyle8"><text:tab/>eternal. Sin’s wage is death, but God’s gift is life eternal in Christ Jesus our Lord.</text:span></text:p>
          </text:list-item>
        </text:list>
        <text:p text:style-name="Body_20_text_20__28_5_29__20__2b__20_DropCap4">7<text:span text:style-name="CharStyle21"> Surely you know, my broth­ers—for I am speaking to men who know what law means —that the law </text:span><text:soft-page-break/><text:span text:style-name="CharStyle21">has hold over a person only during his lifetime! 2 Thus a married woman is bound by law to her husband while he is alive; but if the husband dies, she is done with the law of ‘the </text:span><text:span text:style-name="CharStyle23">3</text:span><text:span text:style-name="CharStyle21"> husband.’ Accordingly, she will be termed an adulteress if she</text:span></text:p>
        <text:p text:style-name="P70"><text:span text:style-name="CharStyle19">* Omitting elg tfyv dvopLav, which Hort brackets, as a gloss introduced to complete the parallel of etg dyuxouov.</text:span></text:p>
        <text:p text:style-name="P9"><text:span text:style-name="CharStyle8">becomes another man’s while her husband is alive; but if her husband dies, she is freed from the law of ‘the husband,’ so that she is no adulteress if she be­comes another man’s. It is the 4 same in your case, my brothers. The crucified body of Christ made you dead to the Law, so that you might belong to an­other, to him who was raised from the dead, that we might be fruitful to God. For when we 5 were unspiritual, the sinful crav­ings excited by the Law were active in our members and they made us fruitful to Death; but 6 now we are done with the Law, we have died to what once held us, so that we can serve in a new way, not under the written code as of old but in the Spirit.</text:span></text:p>
        <text:p text:style-name="P33"><text:span text:style-name="CharStyle8">What follows, then? That ‘the 7 Law is equivalent to sin’? Never! Why, had it not been for the Law, I would never have known what sin meant! Thus I would never have known what it is to covet, unless the Law had said, </text:span><text:span text:style-name="CharStyle11">You must not covet.</text:span><text:span text:style-name="CharStyle12"> </text:span><text:span text:style-name="CharStyle8">The command gave an 8 impulse to sin, and sin resulted for me in all manner of covet­ous desire—for sin, apart from law, is lifeless. I lived at one 9 time without law myself, but when the command came home to me, sin sprang to life and I died; the command that meant 10 life proved death for me. The n command gave an impulse to sin, sin beguiled me and used the command to kill me. So the 12 Law at any rate is holy, the command is holy, just, and for our good.</text:span></text:p>
        <text:p text:style-name="P33"><text:span text:style-name="CharStyle8">Then did what was meant for 13 my good prove fatal to me? Never! It was sin; sin resulted in death for me by making use of this good thing. This was how</text:span></text:p>
        <text:p text:style-name="P25"><text:span text:style-name="CharStyle8">sin was to be revealed in its true nature; it was to use the com­mand to become sinful in the ex-</text:span></text:p>
        <text:list xml:id="list165158611732112" text:style-name="L1">
          <text:list-item>
            <text:p text:style-name="P122"><text:span text:style-name="CharStyle8"><text:tab/>treme. The Law is spiritual; we know that. But then I am a creature of the flesh, in the</text:span></text:p>
          </text:list-item>
          <text:list-item>
            <text:p text:style-name="P122"><text:span text:style-name="CharStyle8"><text:tab/>thraldom of sin. I cannot understand my own actions; I do not act as I desire to act; on the contrary, I do what I</text:span></text:p>
          </text:list-item>
          <text:list-item>
            <text:p text:style-name="P122"><text:span text:style-name="CharStyle8"><text:tab/>detest. Now, when I act against my wishes, this means I agree</text:span></text:p>
          </text:list-item>
          <text:list-item>
            <text:p text:style-name="P122"><text:span text:style-name="CharStyle8"><text:tab/>that the Law is right. That being so, it is not I who do the deed but sin that dwells within</text:span></text:p>
          </text:list-item>
          <text:list-item>
            <text:p text:style-name="P122"><text:span text:style-name="CharStyle8"><text:tab/>me. For in me (that is, in my flesh) no good dwells, I know; the wish is there, but not the power</text:span></text:p>
          </text:list-item>
          <text:list-item>
            <text:p text:style-name="P99"><text:span text:style-name="CharStyle8"><text:tab/>of doing what is right. I cannot be good as I desire to be, and I do wrong against my wishes.</text:span></text:p>
          </text:list-item>
          <text:list-item>
            <text:p text:style-name="P112"><text:span text:style-name="CharStyle8"><text:tab/>Well, if I act against my wishes, it is not I who do the deed but sin that dwells within me.</text:span></text:p>
          </text:list-item>
          <text:list-item>
            <text:p text:style-name="P130"><text:span text:style-name="CharStyle8"><text:tab/>So this is my experience of the Law: I desire to do what is right, but wrong is all that I can man-</text:span></text:p>
          </text:list-item>
          <text:list-item>
            <text:p text:style-name="P112"><text:span text:style-name="CharStyle8"><text:tab/>age; I cordially agree with God’s law, so far as my inner self is con-</text:span></text:p>
          </text:list-item>
          <text:list-item>
            <text:p text:style-name="P112"><text:span text:style-name="CharStyle8"><text:tab/>cerned, but then I find another law in my members which con­flicts with the law of my mind and makes me a prisoner to sin’s law that resides in my</text:span></text:p>
          </text:list-item>
        </text:list>
        <text:list xml:id="list165158940253450" text:style-name="L6">
          <text:list-item>
            <text:p text:style-name="P100"><text:span text:style-name="CharStyle8"><text:tab/>members. (Thus, left to myself, I serve the law of God with my mind, but with my flesh I serve</text:span></text:p>
          </text:list-item>
        </text:list>
        <text:list xml:id="list165158737572092" text:style-name="L1">
          <text:list-item>
            <text:p text:style-name="P106"><text:span text:style-name="CharStyle8"><text:tab/>the law of sin.) * Miserable wretch that I am! Who will rescue me from this body of</text:span></text:p>
          </text:list-item>
          <text:list-item>
            <text:p text:style-name="P106"><text:span text:style-name="CharStyle8"><text:tab/>death? God will! Thanks be to him through Jesus Christ our Lord!</text:span></text:p>
          </text:list-item>
        </text:list>
        <text:p text:style-name="P71"><text:span text:style-name="CharStyle8">O<text:tab/>Thus there is no doom G now for those who are in 2 Christ Jesus; the law of the Spirit brings the life which is in Christ Jesus, and that law has</text:span></text:p>
        <text:p text:style-name="P23"><text:span text:style-name="CharStyle19">* Restoring the second part of ver. 25</text:span></text:p>
        <text:p text:style-name="P15"><text:span text:style-name="CharStyle19">to its original and logical position be­fore the climax of ver. 24.</text:span></text:p>
        <text:p text:style-name="P7"><text:span text:style-name="CharStyle8">set me free from the law of sin and death. For God has done 3 what the Law, weakened here by the flesh, could </text:span><text:soft-page-break/><text:span text:style-name="CharStyle8">not do; by sending his own Son in the guise of sinful flesh, to deal with sin, he condemned sin in the flesh, in order to secure the fulfil- 4 ment of the Law’s requirements in our lives, as we live and move, not by the flesh but by the Spirit.</text:span></text:p>
        <text:p text:style-name="P54"><text:span text:style-name="CharStyle8">For those who follow the flesh </text:span><text:span text:style-name="CharStyle10">5 </text:span><text:span text:style-name="CharStyle8">have their interests in the flesh,</text:span></text:p>
        <text:p text:style-name="P26"><text:span text:style-name="CharStyle8">and those who follow the Spirit have their interests in the Spirit.</text:span></text:p>
        <text:p text:style-name="P54"><text:span text:style-name="CharStyle8">The interests of the flesh mean 6 death,</text:span></text:p>
        <text:p text:style-name="P26"><text:span text:style-name="CharStyle8">the interests of the Spirit mean life and peace.</text:span></text:p>
        <text:p text:style-name="P9"><text:span text:style-name="CharStyle8">For the interests of the flesh are 7 hostile to God; they do not yield to the law of God (indeed they cannot). Those who are in the 8 flesh cannot satisfy God. But 9 you are not in the flesh, you are in the Spirit, since the Spirit of God dwells within you. Anyone who does not possess the Spirit of Christ does not belong to Him. On the other hand, if xo Christ is within you, though the body is a dead thing owing to Adam’s sin, the spirit is living as the result of righteousness. And 11 if the Spirit of Him who raised Jesus from the dead dwells with­in you, then He who raised Christ from the dead will also make your mortal bodies live by his indwelling Spirit in your lives.</text:span></text:p>
        <text:p text:style-name="P33"><text:span text:style-name="CharStyle8">Well then, my brothers, we 12 owe a duty—but it is not to the flesh! It is not to live by the flesh! If you live by the flesh, 13 you are on the road to death; but if by the Spirit you put the actions of the body to death, you will live. For the sons of 14</text:span></text:p>
      </text:section>
      <text:section text:style-name="Sect4" text:name="Section4">
        <text:p text:style-name="P141"><text:span text:style-name="CharStyle8">God are those who are guided</text:span></text:p>
        <text:list xml:id="list1934094720647114007" text:style-name="L12">
          <text:list-item>
            <text:p text:style-name="P132"><text:span text:style-name="CharStyle8"><text:tab/>by the Spirit of God. You have received no slavish spirit that would make you relapse into fear; you have received the Spirit of sonship. And when we</text:span></text:p>
          </text:list-item>
          <text:list-item>
            <text:p text:style-name="P123"><text:span text:style-name="CharStyle8"><text:tab/>cry, “Abba! Father!”, it is this Spirit testifying along with our own spirit that we are children</text:span></text:p>
          </text:list-item>
          <text:list-item>
            <text:p text:style-name="P123"><text:span text:style-name="CharStyle8"><text:tab/>of God; and if children, heirs as well, heirs of God, heirs along with Christ—for we share his sufferings in order to share his glory.</text:span></text:p>
          </text:list-item>
          <text:list-item>
            <text:p text:style-name="P133"><text:span text:style-name="CharStyle8"><text:tab/>Present suffering, I hold, is a mere nothing compared to the glory that we are to have re-</text:span></text:p>
          </text:list-item>
          <text:list-item>
            <text:p text:style-name="P101"><text:span text:style-name="CharStyle8"><text:tab/>vealed. Even the creation waits with eager longing for the sons</text:span></text:p>
          </text:list-item>
          <text:list-item>
            <text:p text:style-name="P107"><text:span text:style-name="CharStyle8"><text:tab/>of God to be revealed. For creation was not rendered futile by its own choice, but by the will of Him who thus made it</text:span></text:p>
          </text:list-item>
          <text:list-item>
            <text:p text:style-name="P107"><text:span text:style-name="CharStyle8"><text:tab/>subject, the hope being that creation as well as man would one day be freed from its thraldom to decay and gain the glorious freedom of God’s chil-</text:span></text:p>
          </text:list-item>
          <text:list-item>
            <text:p text:style-name="P107"><text:span text:style-name="CharStyle8"><text:tab/>dren. To this day, we know, the entire creation sighs and</text:span></text:p>
          </text:list-item>
          <text:list-item>
            <text:p text:style-name="P107"><text:span text:style-name="CharStyle8"><text:tab/>throbs with pain; and not only so, but even we ourselves, who have the Spirit as a foretaste of the future, even we sigh deeply to ourselves as we wait for the redemption of the body that</text:span></text:p>
          </text:list-item>
          <text:list-item>
            <text:p text:style-name="P107"><text:span text:style-name="CharStyle8"><text:tab/>means our full sonship. We were saved with this hope ahead. Now when an object of hope is seen, there is no further need to </text:span><text:span text:style-name="CharStyle29">hope. Who ever hopes for what</text:span></text:p>
          </text:list-item>
          <text:list-item>
            <text:p text:style-name="P107"><text:span text:style-name="CharStyle8"><text:tab/>he sees already? But if we hope for something that we do not see, we wait for it patiently.</text:span></text:p>
          </text:list-item>
          <text:list-item>
            <text:p text:style-name="P133"><text:span text:style-name="CharStyle8"><text:tab/>So too the Spirit assists us in our weakness; for we do not know how to pray aright, but the Spirit pleads for us with sighs that are beyond words,</text:span></text:p>
          </text:list-item>
          <text:list-item>
            <text:p text:style-name="P113"><text:span text:style-name="CharStyle8"><text:tab/>and He who searches the hu­man heart knows what is in</text:span></text:p>
          </text:list-item>
        </text:list>
        <text:p text:style-name="P38"><text:span text:style-name="CharStyle8">the mind of the Spirit, since the Spirit pleads before God for the saints.</text:span></text:p>
        <text:p text:style-name="P33"><text:span text:style-name="CharStyle8">We know also that those who 28 love God, those who have been called in terms of his purpose, have his aid and interest in everything. For he decreed of 29 old that those whom he pre­destined should share the like­ness of his Son—that he might be the first-born of a great broth­erhood. Then he calls those 30 whom he has thus decreed; then he justifies those whom he has called; then he glorifies those whom he has justified.</text:span></text:p>
        <text:p text:style-name="P33"><text:span text:style-name="CharStyle8">Now what follows from all 31 this? If God is for us, who can be against us? The God who 32 did not spare his own Son but gave him up for us all, surely He will give us everything besides! Who is to accuse the elect of 33 God? When God </text:span><text:span text:style-name="CharStyle17">acquits, who</text:span><text:span text:style-name="CharStyle8"> </text:span><text:span text:style-name="CharStyle10">34 </text:span><text:span text:style-name="CharStyle17">shall condemn?</text:span><text:span text:style-name="CharStyle8"> Will Christ?— the Christ who died, yes and rose from the dead! the Christ who is at God’s right hand, who actually pleads for us! What can ever part us from 35 Christ’s love? Can anguish or calamity or persecution or famine or nakedness or danger or the sword? </text:span><text:span text:style-name="CharStyle17">(Because</text:span><text:span text:style-name="CharStyle8"> as it is 36 written,</text:span></text:p>
        <text:p text:style-name="P69"><text:span text:style-name="CharStyle25">For thy sake we are being killed all the day long,</text:span></text:p>
        <text:p text:style-name="P69"><text:span text:style-name="CharStyle25">we are counted as sheep to be slaughtered.)</text:span></text:p>
        <text:p text:style-name="P7"><text:span text:style-name="CharStyle8">No, in all this we are more than 37 conquerors through him who loved us. For I am certain that 38 neither death nor life, neither angels nor principalities, neither the present nor the future, no 39 powers of the Height or of the Depth, nor anything else in all creation, will be able to part us from God’s love in Christ Jesus our Lord.</text:span></text:p>
        <text:p text:style-name="Body_20_text_20__28_5_29__20__2b__20_DropCap5">9<text:span text:style-name="CharStyle21">1 am telling the truth in Christ—it is no lie, my con­science bears me out in the 2 holy Spirit, when I say that I am in sore pain; I sutler endless 3 anguish of heart. I could have wished myself accursed and banished from Christ for the sake of my brothers, my natural 4 kinsmen; for they are Israelites, theirs is the Sonship, the </text:span><text:soft-page-break/><text:span text:style-name="CharStyle21">Glory, the covenants, the divine legisla­tion, the Worship, and the S promises; the patriarchs are theirs, and t'heirs too (so far as natural descent goes) is the Christ. (Blessed for evermore be the God who is over all! Amen.) 6 It is not, of course, as if God’s word had failed! Far from it! ‘Israel’ does not mean every- 7 one who belongs to Israel; they are not all children of Abraham because they are descended from Abraham. No, </text:span><text:span text:style-name="CharStyle31">it is through Isaac that your of spring shall </text:span><text:span text:style-name="CharStyle21">8 </text:span><text:span text:style-name="CharStyle31">be reckoned</text:span><text:span text:style-name="CharStyle21">—meaning that, in­stead of God’s children being the children born to him by natural descent, it is the children of the Promise who are reckoned 9 as his true offspring. For when God said, </text:span><text:span text:style-name="CharStyle31">I will come about this time and Sara shall have a son, </text:span><text:span text:style-name="CharStyle21">xo that was a word of promise. And further, when Rebecca became pregnant by our father, Isaac, though one man was the father </text:span><text:span text:style-name="CharStyle32">ii</text:span><text:span text:style-name="CharStyle21"> of both children, and though the children were still unborn and had done nothing either good or bad (to confirm the di­vine purpose in election, which depends upon the call of God, 12 not on anything man does), she was told that </text:span><text:span text:style-name="CharStyle31">the elder will serve </text:span><text:span text:style-name="CharStyle21">13 </text:span><text:span text:style-name="CharStyle31">the younger.</text:span><text:span text:style-name="CharStyle21"> As it is written, </text:span><text:span text:style-name="CharStyle31">Jacob I loved but Esau I hated. </text:span><text:span text:style-name="CharStyle21">14 Then are we to infer that there is injustice in God? Never! IS God says to Moses,</text:span></text:p>
        <text:list xml:id="list6800186124007730732" text:style-name="L13">
          <text:list-item>
            <text:p text:style-name="P171"><text:span text:style-name="CharStyle25"><text:tab/>will have mercy on whom I choose to have mercy,</text:span></text:p>
          </text:list-item>
        </text:list>
        <text:p text:style-name="P72"><text:span text:style-name="CharStyle25">I will have compassion on whom 1 choose to have compassion.</text:span></text:p>
        <text:p text:style-name="P12"><text:span text:style-name="CharStyle8">You see, it is not a question of 16 human will or effort but of the divine mercy. Why, scrip- 17 ture says to Pharaoh,</text:span></text:p>
        <text:p text:style-name="P72"><text:span text:style-name="CharStyle25">It was for this that I raised you up,</text:span></text:p>
        <text:p text:style-name="P81"><text:span text:style-name="CharStyle25">to display my power in you,<text:line-break/>and to spread news of my<text:line-break/>name over all the earth.</text:span></text:p>
        <text:p text:style-name="P13"><text:span text:style-name="CharStyle8">Thus God has mercy on anyone 18 just as he pleases, and </text:span><text:span text:style-name="CharStyle17">he makes</text:span><text:span text:style-name="CharStyle8"> anyone </text:span><text:span text:style-name="CharStyle17">stub­born</text:span><text:span text:style-name="CharStyle8"> just as he pleases. “Then,” you will retort, “why 19 does he go on finding fault? Who can oppose his will?” But 20 who are you, my man, to speak back to God? </text:span><text:span text:style-name="CharStyle17">Is something a man has moulded to ask him who has moulded it,</text:span><text:span text:style-name="CharStyle8"> “Why did you make me like this?” What! 21 has </text:span><text:span text:style-name="CharStyle17">the potter</text:span><text:span text:style-name="CharStyle8"> no right </text:span><text:span text:style-name="CharStyle17">over the clay?</text:span><text:span text:style-name="CharStyle8"> Has he no right to make out of the same lump one vessel for a noble purpose, another for a menial? What if God, though 22 desirous to display his anger and show his might, has tolerated most patiently the objects of his anger, ripe and ready to be de­stroyed? What if he means to 23 show the wealth that lies in his glory for the objects of his mercy, whom he has made ready beforehand to receive glory— that is, for us whom he has </text:span><text:span text:style-name="CharStyle17">24 </text:span><text:span text:style-name="CharStyle8">called from among the Gentiles as well as the Jews? As indeed 25 he says in Hosea,</text:span></text:p>
        <text:p text:style-name="P72"><text:span text:style-name="CharStyle25">Those who were no people of mine, I will call ‘my Peo­ple,’</text:span></text:p>
        <text:p text:style-name="P73"><text:span text:style-name="CharStyle25">and her ‘beloved</text:span><text:span text:style-name="CharStyle26">’ </text:span><text:span text:style-name="CharStyle25">who was not beloved;</text:span></text:p>
        <text:p text:style-name="P62"><text:span text:style-name="CharStyle25">on the very spot where they</text:span><text:span text:style-name="CharStyle26"> 26</text:span></text:p>
        <text:p text:style-name="P57"><text:span text:style-name="CharStyle25">were told, ‘You are no people of mine,’ there shall they be called ‘sons of the living God.’</text:span></text:p>
        <text:list xml:id="list1369791511517054597" text:style-name="L14">
          <text:list-item>
            <text:p text:style-name="P172"><text:span text:style-name="CharStyle26"><text:tab/>And Isaiah exclaims, with re­gard to Israel, </text:span><text:span text:style-name="CharStyle25">Though the number of the sons of Israel be like the sand of the sea, only a remnant of them shall be saved;</text:span></text:p>
          </text:list-item>
          <text:list-item>
            <text:p text:style-name="P172"><text:span text:style-name="CharStyle26"><text:tab/></text:span><text:span text:style-name="CharStyle25">for the Lord will carry out his sentence on earth with rigour</text:span></text:p>
          </text:list-item>
          <text:list-item>
            <text:p text:style-name="P114"><text:span text:style-name="CharStyle8"><text:tab/></text:span><text:span text:style-name="CharStyle17">and despatch.</text:span><text:span text:style-name="CharStyle8"> Indeed, as Isaiah foretold,</text:span></text:p>
          </text:list-item>
        </text:list>
        <text:p text:style-name="P60"><text:span text:style-name="CharStyle25">Had not the Lord of hosts left us with some descend­ants,</text:span></text:p>
        <text:p text:style-name="P60"><text:span text:style-name="CharStyle25">we would have fared like Sodom,</text:span></text:p>
        <text:p text:style-name="P60"><text:span text:style-name="CharStyle25">we would have been like Gomorra.</text:span></text:p>
        <text:list xml:id="list165219634511542" text:continue-numbering="true" text:style-name="L14">
          <text:list-item>
            <text:p text:style-name="P91"><text:span text:style-name="CharStyle8"><text:tab/>What are we to conclude, then? That Gentiles who never aimed at righteousness have attained righteousness, that is,</text:span></text:p>
          </text:list-item>
          <text:list-item>
            <text:p text:style-name="P114"><text:soft-page-break/><text:span text:style-name="CharStyle8"><text:tab/>righteousness by faith; whereas Israel who did aim at the law of righteousness have failed to</text:span></text:p>
          </text:list-item>
          <text:list-item>
            <text:p text:style-name="P114"><text:span text:style-name="CharStyle8"><text:tab/>reach that law. And why? Simply because Israel has relied not on faith but on what they could do. They have stumbled over </text:span><text:span text:style-name="CharStyle17">the stone that makes men</text:span></text:p>
          </text:list-item>
          <text:list-item>
            <text:p text:style-name="P114"><text:span text:style-name="CharStyle8"><text:tab/></text:span><text:span text:style-name="CharStyle17">stumble</text:span><text:span text:style-name="CharStyle8">—as it is written,</text:span></text:p>
          </text:list-item>
        </text:list>
        <text:p text:style-name="P67"><text:span text:style-name="CharStyle25">Here I lay a stone in Sion that<text:line-break/>will make men stumble,<text:line-break/>even a rock to trip them up;</text:span></text:p>
        <text:p text:style-name="P60"><text:span text:style-name="CharStyle25">but he who believes in Him will never be disappoint­ed.</text:span></text:p>
        <text:list xml:id="list5808462535188086365" text:style-name="L15">
          <text:list-item>
            <text:p text:style-name="P142"><text:span text:style-name="CharStyle8"><text:tab/>Oh for their salvation, J- ” brothers! That is my heart’s desire and prayer to God!</text:span></text:p>
          </text:list-item>
          <text:list-item>
            <text:p text:style-name="P134"><text:span text:style-name="CharStyle8"><text:tab/>I can vouch for their zeal for God; only, it is not zeal with</text:span></text:p>
          </text:list-item>
          <text:list-item>
            <text:p text:style-name="P134"><text:span text:style-name="CharStyle8"><text:tab/>knowledge. They would not surrender to the righteousness of God, because they were ig­norant of his righteousness and therefore essayed to set up a</text:span></text:p>
          </text:list-item>
          <text:list-item>
            <text:p text:style-name="P134"><text:span text:style-name="CharStyle8"><text:tab/>righteousness of their own. Now Christ is an end to law, so as</text:span></text:p>
          </text:list-item>
        </text:list>
        <text:p text:style-name="P8"><text:span text:style-name="CharStyle8">to let every believer have righteousness. Moses writes of 5 law-righteousness, </text:span><text:span text:style-name="CharStyle17">Anyone who can perform it, shall live by it. </text:span><text:span text:style-name="CharStyle8">But here is what faith-right- 6 eousness says:—</text:span><text:span text:style-name="CharStyle17">Say not in your heart, ‘Who will go up to heaven?’</text:span><text:span text:style-name="CharStyle8"> (that is, to bring Christ down). Or, </text:span><text:span text:style-name="CharStyle17">‘who will go down to 7 the abyss?’</text:span><text:span text:style-name="CharStyle8"> (that is, to bring Christ from the dead). No, 8 what it does say is this:—</text:span><text:span text:style-name="CharStyle17">The word is close to you, in your very mouth and in your heart </text:span><text:span text:style-name="CharStyle8">(that is, the word of faith which we preach). Confess </text:span><text:span text:style-name="CharStyle17">with</text:span><text:span text:style-name="CharStyle8"> 9 </text:span><text:span text:style-name="CharStyle17">your mouth</text:span><text:span text:style-name="CharStyle8"> that ‘Jesus is Lord,’ believe </text:span><text:span text:style-name="CharStyle17">in your heart</text:span><text:span text:style-name="CharStyle8"> that God raised him from the dead, and you will be saved; for<text:tab/>10</text:span></text:p>
        <text:p text:style-name="P64"><text:span text:style-name="CharStyle8">with his heart man believes and is justified, with his mouth he confesses and is saved.</text:span></text:p>
        <text:p text:style-name="P7"><text:span text:style-name="CharStyle17">No one who believes in him,</text:span><text:span text:style-name="CharStyle8"> the 11 scripture says, </text:span><text:span text:style-name="CharStyle17">will ever be dis­appointed. No one</text:span><text:span text:style-name="CharStyle8">—for there 12 is no distinction of Jew and Greek, the same Lord is Lord of them all, with ample for all who invoke him. </text:span><text:span text:style-name="CharStyle17">Everyone who</text:span><text:span text:style-name="CharStyle8"> 13 </text:span><text:span text:style-name="CharStyle17">invokes the name of the Lord shall be saved.</text:span><text:span text:style-name="CharStyle8"> But how are they 14 to invoke One in whom they do not believe? And how are they to believe in One of whom they have never heard? And how are they ever to hear, without a preacher? And how can men 13 preach unless they are sent?—as it is written, </text:span><text:span text:style-name="CharStyle17">How pleasant is the coming of men with glad, good news!</text:span></text:p>
        <text:p text:style-name="P33"><text:span text:style-name="CharStyle8">But they have not all given in 16 to the gospel of glad news? No, Isaiah says, </text:span><text:span text:style-name="CharStyle17">Lord, who has be­lieved what they have heard from us?</text:span><text:span text:style-name="CharStyle8"> (You see, faith must 17 come from what is heard, and what is heard comes from word of Christ.) But, I ask, “Have 18</text:span></text:p>
        <text:p text:style-name="P25"><text:span text:style-name="CharStyle8">they never heard?” Indeed they have.</text:span></text:p>
        <text:p text:style-name="P59"><text:span text:style-name="CharStyle25">Their voice carried, over all the earth,</text:span></text:p>
        <text:p text:style-name="P59"><text:span text:style-name="CharStyle25">and their words to the end of the world.</text:span></text:p>
        <text:list xml:id="list8033128917751862043" text:style-name="L16">
          <text:list-item>
            <text:p text:style-name="P102"><text:span text:style-name="CharStyle8"><text:tab/>Then, I ask, “Did Israel not understand?” Why, first of all Moses declares,</text:span></text:p>
          </text:list-item>
        </text:list>
        <text:list xml:id="list1959444625905190158" text:style-name="L17">
          <text:list-item>
            <text:p text:style-name="P174"><text:span text:style-name="CharStyle25"><text:tab/>will make you jealous of a nation that is no nation, I will provoke you to anger over a nation devoid of understanding.</text:span></text:p>
          </text:list-item>
        </text:list>
        <text:list xml:id="list165160010745053" text:style-name="L16">
          <text:list-item>
            <text:p text:style-name="P115"><text:span text:style-name="CharStyle8"><text:tab/>And then Isaiah dares to say,</text:span></text:p>
          </text:list-item>
        </text:list>
        <text:p text:style-name="P80"><text:span text:style-name="CharStyle25">I have been found by those who never sought me, l have shown myself to those who never inquired of me.</text:span></text:p>
        <text:list xml:id="list165219057164314" text:continue-numbering="true" text:style-name="L16">
          <text:list-item>
            <text:p text:style-name="P173"><text:span text:style-name="CharStyle26"><text:tab/>He also says of Israel, </text:span><text:span text:style-name="CharStyle25">All the day long I have held out my hands to a disobedient and contrary people.</text:span></text:p>
          </text:list-item>
        </text:list>
        <text:p text:style-name="Body_20_text_20__28_5_29__20__2b__20_DropCap2">n<text:span text:style-name="CharStyle21">Then, I ask, </text:span><text:span text:style-name="CharStyle31">has God repudiated his People? </text:span><text:span text:style-name="CharStyle21">Never! Why, I am an Israelite myself, a descendant of Abra­ham, a member of the tribe 2 of Benjamin! </text:span><text:span text:style-name="CharStyle31">God has not re­pudiated his People,</text:span><text:span text:style-name="CharStyle21"> his pre­destined People! Surely you know what scripture says in the passage called ‘Elijah’? You know how he pleads with God 3 against Israel: </text:span><text:span text:style-name="CharStyle31">Lord, they have killed thy prophets, they have demolished thine altars; 1 alone am </text:span><text:soft-page-break/><text:span text:style-name="CharStyle31">left, and they seek my life. 4</text:span><text:span text:style-name="CharStyle21"> Yet what is the divine answer? </text:span><text:span text:style-name="CharStyle31">I have left</text:span><text:span text:style-name="CharStyle21"> myself </text:span><text:span text:style-name="CharStyle31">seven thou­sand men who have not knelt </text:span><text:span text:style-name="CharStyle21">S </text:span><text:span text:style-name="CharStyle31">to Baal.</text:span><text:span text:style-name="CharStyle21"> Well, at the present day there is also a remnant, </text:span><text:span text:style-name="CharStyle31">6</text:span><text:span text:style-name="CharStyle21"> selected by grace. Selected by grace, and therefore not for any­thing they have done; other­wise grace would cease to be grace.*</text:span></text:p>
        <text:p text:style-name="P14"><text:span text:style-name="CharStyle38">* Omitting [el Sfc ££ </text:span><text:span text:style-name="CharStyle39">&amp;Qyov, otixin</text:span><text:span text:style-name="CharStyle40"> £otIv </text:span><text:span text:style-name="CharStyle37">xdptg, ditel </text:span><text:span text:style-name="CharStyle41">x6</text:span><text:span text:style-name="CharStyle37"> Ipvov ofot6xi fcoxlv fp^ovl.</text:span></text:p>
        <text:p text:style-name="P33"><text:span text:style-name="CharStyle8">Now what are we to infer from </text:span><text:span text:style-name="CharStyle10">7 </text:span><text:span text:style-name="CharStyle8">this? That Israel has failed to secure the object of its quest; the elect have secured it, and the rest of men have been ren­dered insensible to it—as it is 8 written,</text:span></text:p>
        <text:p text:style-name="P52"><text:span text:style-name="CharStyle25">God has given them a spirit of torpor,</text:span></text:p>
        <text:p text:style-name="P65"><text:span text:style-name="CharStyle25">eyes that see not, ears that hear not</text:span><text:span text:style-name="CharStyle26">—</text:span></text:p>
        <text:p text:style-name="P37"><text:span text:style-name="CharStyle25">down to this very day,</text:span><text:span text:style-name="CharStyle26"> And 9 David says,</text:span></text:p>
        <text:p text:style-name="P52"><text:span text:style-name="CharStyle25">Let their table prove a snare and a trap,</text:span></text:p>
        <text:p text:style-name="P65"><text:span text:style-name="CharStyle25">a pitfall and a retribution for them;</text:span></text:p>
        <text:p text:style-name="P63"><text:span text:style-name="CharStyle25">let their eyes be darkened,</text:span><text:span text:style-name="CharStyle26"> 10 </text:span><text:span text:style-name="CharStyle25">that they cannot see, bow down their backs for ever.</text:span></text:p>
        <text:p text:style-name="P33"><text:span text:style-name="CharStyle8">Then, I ask, have they stum- 11 bled to their ruin? Never! The truth is, that by their lapse salvation has passed to the Gen­tiles, so as to make them jealous. Well, if their lapse has 12 enriched the world, if their de­fection is the gain of the Gen­tiles, what will it mean when they all come in? I tell you this, you 13 Gentiles, that as an apostle to the Gentiles I lay great stress on my office, in the hope some- 14 how of making my fellow-Jews jealous and managing thus to save some of them. For if their is exclusion means that the world is reconciled to God, what will their admission mean? Why, it will be life from the dead!</text:span></text:p>
        <text:p text:style-name="P54"><text:span text:style-name="CharStyle8">If the first handful of dough 16 is consecrated, so is the rest of the lump;</text:span></text:p>
        <text:p text:style-name="P54"><text:span text:style-name="CharStyle8">if the root is consecrated, so are the branches.</text:span></text:p>
        <text:p text:style-name="P33"><text:span text:style-name="CharStyle8">Supposing some of the 17 branches have been broken off, while you have been grafted in, like a shoot of wild olive to share the rich growth of the olive-stem,</text:span></text:p>
        <text:list xml:id="list6303055842973578279" text:style-name="L18">
          <text:list-item>
            <text:p text:style-name="P124"><text:span text:style-name="CharStyle8"><text:tab/>do not pride yourself at the ex­pense of these branches. Re­member, in your pride, the stem supports you, not you the stem.</text:span></text:p>
          </text:list-item>
          <text:list-item>
            <text:p text:style-name="P124"><text:span text:style-name="CharStyle8"><text:tab/>You will say, “But branches were broken off, to let me be</text:span></text:p>
          </text:list-item>
          <text:list-item>
            <text:p text:style-name="P116"><text:span text:style-name="CharStyle8"><text:tab/>grafted in!” Granted. They were broken off—for their lack of faith. And you owe your position to your faith. You should feel awed instead of</text:span></text:p>
          </text:list-item>
          <text:list-item>
            <text:p text:style-name="P116"><text:span text:style-name="CharStyle8"><text:tab/>being uplifted. For if God did not spare the natural branches, he will not spare you either.</text:span></text:p>
          </text:list-item>
          <text:list-item>
            <text:p text:style-name="P116"><text:span text:style-name="CharStyle8"><text:tab/>Consider both the kindness and the severity of God; those who fall come under his severity, but you come under the divine kind­ness, provided you adhere to that kindness. Otherwise, you</text:span></text:p>
          </text:list-item>
          <text:list-item>
            <text:p text:style-name="P116"><text:span text:style-name="CharStyle8"><text:tab/>will be cut away too. And even the others will be grafted in, if they do not adhere to their un­belief; God can graft them in</text:span></text:p>
          </text:list-item>
          <text:list-item>
            <text:p text:style-name="P116"><text:span text:style-name="CharStyle8"><text:tab/>again. For if you have been cut from an olive which is naturally wild, and grafted, contrary to nature, upon a garden olive, how much more will the natural branches be grafted into their proper olive?</text:span></text:p>
          </text:list-item>
          <text:list-item>
            <text:p text:style-name="P131"><text:span text:style-name="CharStyle8"><text:tab/>To prevent you from being self-conceited, brothers, I would like you to understand this secret: it is only a partial in­sensibility that has come over Israel, until the full number of</text:span></text:p>
          </text:list-item>
          <text:list-item>
            <text:p text:style-name="P116"><text:span text:style-name="CharStyle8"><text:tab/>the Gentiles come in. This done, all Israel will be saved—as it is written,</text:span></text:p>
          </text:list-item>
        </text:list>
        <text:p text:style-name="P83"><text:span text:style-name="CharStyle43">The deliverer will come from Sion,</text:span></text:p>
        <text:p text:style-name="P82"><text:span text:style-name="CharStyle43">he will banish aU godlessness from Jacob:</text:span></text:p>
        <text:list xml:id="list165219326223301" text:continue-numbering="true" text:style-name="L18">
          <text:list-item>
            <text:p text:style-name="P175"><text:span text:style-name="CharStyle44"><text:tab/></text:span><text:span text:style-name="CharStyle43">this is my covenant with</text:span></text:p>
          </text:list-item>
        </text:list>
        <text:p text:style-name="P78"><text:span text:style-name="CharStyle43">them,</text:span></text:p>
        <text:p text:style-name="P82"><text:soft-page-break/><text:span text:style-name="CharStyle43">when I take their sins away.</text:span></text:p>
        <text:list xml:id="list165219646140828" text:continue-numbering="true" text:style-name="L18">
          <text:list-item>
            <text:p text:style-name="P116"><text:span text:style-name="CharStyle8"><text:tab/>So far as the gospel goes, they are enemies of </text:span><text:span text:style-name="CharStyle45">God</text:span><text:span text:style-name="CharStyle8">—which is to your advantage; but so far as election goes, they are be­</text:span></text:p>
          </text:list-item>
        </text:list>
        <text:p text:style-name="P7"><text:span text:style-name="CharStyle8">loved for their fathers’ sake. For God never goes back upon 29 his gifts and call.</text:span></text:p>
        <text:p text:style-name="P58"><text:span text:style-name="CharStyle8">Once you disobeyed God, 30 and now you enjoy his mercy, thanks to their dis­obedience;</text:span></text:p>
        <text:p text:style-name="P58"><text:span text:style-name="CharStyle8">in the same way they at present are disobedient, so that they in turn may en- 31 joy the same mercy as yourselves.</text:span></text:p>
        <text:p text:style-name="P58"><text:span text:style-name="CharStyle8">For God has consigned all 32 men to disobedience, that he may have mercy upon all.</text:span></text:p>
        <text:p text:style-name="P43"><text:span text:style-name="CharStyle8">What a fathomless wealth lies 33 in the wisdom and knowledge of God! How inscrutable his judg­ments! How mysterious Ms methods!</text:span></text:p>
        <text:p text:style-name="P84"><text:span text:style-name="CharStyle43">Who ever understood the</text:span><text:span text:style-name="CharStyle46"> </text:span><text:span text:style-name="CharStyle47">34 </text:span><text:span text:style-name="CharStyle43">thoughts of the Lord?</text:span></text:p>
        <text:p text:style-name="P74"><text:span text:style-name="CharStyle43">Who has ever been his counsellor?</text:span></text:p>
        <text:p text:style-name="P18"><text:span text:style-name="CharStyle11">Who has first given to him and</text:span><text:span text:style-name="CharStyle12"> 35 </text:span><text:span text:style-name="CharStyle11">has to be repaid?</text:span><text:span text:style-name="CharStyle12"> </text:span><text:span text:style-name="CharStyle8">All comes 36 from him, all lives by him, all ends in him. Glory to him for ever, Amen!</text:span></text:p>
        <text:p text:style-name="P45"><text:span text:style-name="CharStyle8">Well then, my brothers, 1 </text:span><text:span text:style-name="CharStyle17">ey </text:span><text:span text:style-name="CharStyle8">I appeal to you, by all the mercy of God, to dedicate your bodies as a living sacrifice, con­secrated and acceptable to God; that is your cult, a spiritual rite. Instead of being moulded to tMs 2 world, have your mind renewed, and so be transformed in nature, able to make out what the will of God is, namely, what is good and acceptable to him and per­fect.</text:span></text:p>
        <text:p text:style-name="P43"><text:span text:style-name="CharStyle8">In virtue of my office, I tell 3 every one of your number who is self-important,* that he is not to think more of Mmself than he ought to think; he must take </text:span><text:span text:style-name="CharStyle12">a</text:span></text:p>
        <text:p text:style-name="P49"><text:span text:style-name="CharStyle49">* I accept the Ingenious conjecture that </text:span><text:span text:style-name="CharStyle50">ti</text:span><text:span text:style-name="CharStyle49"> has fallen out after ovu.</text:span></text:p>
        <text:p text:style-name="P85"><text:span text:style-name="CharStyle8">sane view of himself, corre­sponding to the degree of faith which God has assigned to each.</text:span></text:p>
        <text:list xml:id="list870324019752714082" text:style-name="L19">
          <text:list-item>
            <text:p text:style-name="P155"><text:span text:style-name="CharStyle8"><text:tab/>In our one body we have a number of members, and the members have not all the same</text:span></text:p>
          </text:list-item>
          <text:list-item>
            <text:p text:style-name="P155"><text:span text:style-name="CharStyle8"><text:tab/>function; so too, for all our numbers, we form one Body in Christ and we are severally</text:span></text:p>
          </text:list-item>
          <text:list-item>
            <text:p text:style-name="P156"><text:span text:style-name="CharStyle8"><text:tab/>members one of another. Our talents differ with the grace that is given us; if the talent is that of prophecy, let us employ it in</text:span></text:p>
          </text:list-item>
          <text:list-item>
            <text:p text:style-name="P156"><text:span text:style-name="CharStyle8"><text:tab/>proportion to our faith; if it is practical service, let us mind our service; the teacher must mind</text:span></text:p>
          </text:list-item>
          <text:list-item>
            <text:p text:style-name="P156"><text:span text:style-name="CharStyle8"><text:tab/>his teaching, the speaker his words of counsel; the contrib­utor must be liberal, the super­intendent must be in earnest, the sick visitor must be clieer-</text:span></text:p>
          </text:list-item>
          <text:list-item>
            <text:p text:style-name="P156"><text:span text:style-name="CharStyle8"><text:tab/>ful. Let your love be a real thing, with a loathing for evil and a bent for what is good.</text:span></text:p>
          </text:list-item>
          <text:list-item>
            <text:p text:style-name="P157"><text:span text:style-name="CharStyle8"><text:tab/>Put affection into your love for the brotherhood; be forward to</text:span></text:p>
          </text:list-item>
          <text:list-item>
            <text:p text:style-name="P157"><text:span text:style-name="CharStyle8"><text:tab/>honour one another; never let your zeal flag; maintain the spiritual glow; serve the Lord;</text:span></text:p>
          </text:list-item>
          <text:list-item>
            <text:p text:style-name="P160"><text:span text:style-name="CharStyle8"><text:tab/>let your hope be a joy to you; be stedfast in trouble, attend to</text:span></text:p>
          </text:list-item>
          <text:list-item>
            <text:p text:style-name="P160"><text:span text:style-name="CharStyle8"><text:tab/>prayer, contribute to needy saints, make a practice of hos-</text:span></text:p>
          </text:list-item>
          <text:list-item>
            <text:p text:style-name="P160"><text:span text:style-name="CharStyle8"><text:tab/>pitality. Bless those who make a practice of persecuting you; bless them instead of cursing</text:span></text:p>
          </text:list-item>
          <text:list-item>
            <text:p text:style-name="P160"><text:span text:style-name="CharStyle8"><text:tab/>them. Rejoice with those who rejoice, and weep with those</text:span></text:p>
          </text:list-item>
          <text:list-item>
            <text:p text:style-name="P160"><text:span text:style-name="CharStyle8"><text:tab/>who weep. Keep in harmony with one another; instead of being ambitious, associate with humble folk; </text:span><text:span text:style-name="CharStyle51">never be self-con-</text:span></text:p>
          </text:list-item>
          <text:list-item>
            <text:p text:style-name="P160"><text:span text:style-name="CharStyle51"><text:tab/>ceited.</text:span><text:span text:style-name="CharStyle52"> </text:span><text:span text:style-name="CharStyle8">Never pay back evil for evil to anyone; </text:span><text:span text:style-name="CharStyle51">aim to be above</text:span></text:p>
          </text:list-item>
          <text:list-item>
            <text:p text:style-name="P160"><text:span text:style-name="CharStyle52"><text:tab/></text:span><text:span text:style-name="CharStyle51">reproach in the eyes of all;</text:span><text:span text:style-name="CharStyle52"> </text:span><text:span text:style-name="CharStyle8">be at peace with all men, if pos­sible, so far as that depends on</text:span></text:p>
          </text:list-item>
          <text:list-item>
            <text:p text:style-name="P160"><text:span text:style-name="CharStyle8"><text:tab/>you. Never revenge yourselves, beloved, but let the Wrath of God have its way; for it is writ­ten, </text:span><text:span text:style-name="CharStyle51">Vengeance is mine, I will</text:span></text:p>
          </text:list-item>
        </text:list>
        <text:p text:style-name="P7"><text:span text:style-name="CharStyle11">exact a requital</text:span><text:span text:style-name="CharStyle8">—the Lord has said it. No,</text:span></text:p>
        <text:p text:style-name="P53"><text:span text:style-name="CharStyle43">if your enemy is hungry, feed</text:span><text:span text:style-name="CharStyle46"> </text:span><text:span text:style-name="CharStyle44">20 </text:span><text:soft-page-break/><text:span text:style-name="CharStyle43">him,</text:span></text:p>
        <text:p text:style-name="P66"><text:span text:style-name="CharStyle43">if he is thirsty, give him drink;</text:span></text:p>
        <text:p text:style-name="P53"><text:span text:style-name="CharStyle43">for in this way you will make him</text:span></text:p>
        <text:p text:style-name="P66"><text:span text:style-name="CharStyle43">feel a burning sense of shame.</text:span></text:p>
        <text:p text:style-name="P7"><text:span text:style-name="CharStyle8">Never let evil get the better of 21 you; get the better of evil by doing good.</text:span></text:p>
        <text:p text:style-name="P33"><text:span text:style-name="CharStyle8">Every subject must T 0 obey the government AO authorities, for no authority exists apart from God; the exist­ing authorities have been con­stituted by God. Hence anyone 2 who resists authority is opposing the divine order, and the op­position will bring judgment on themselves. Magistrates are 3 no terror to an honest man,* though they are to a bad man.</text:span></text:p>
        <text:p text:style-name="P19"><text:span text:style-name="CharStyle8">If you would avoid being alarmed at the government authorities, lead an honest life and you will be commended for it; the magistrate is God’s serv- 4 ant for your benefit. But if you do wrong, you may well be alarmed; a magistrate does not wield the power of the sword for nothing, he is God’s servant for the infliction of divine vengeance upon evildoers. You 5 must be obedient, therefore, not only to avoid the divine venge­ance but as a matter of con­science, for the same reason as 6 you pay taxes—since magis­trates are God’s officers, bent upon the maintenance of order and authority. Pay them all 7 their respective dues, tribute to</text:span></text:p>
        <text:p text:style-name="P36"><text:span text:style-name="CharStyle19">* Reading dyadoepyos Patrick Young’s attractive conjecture (confirmed by the Ethiopic version). As Hort points out, “the apparent antithesis to *r$ xax$ could hardly fail to introduce </text:span><text:span text:style-name="CharStyle53">dvcdkg.”</text:span></text:p>
      </text:section>
      <text:section text:style-name="Sect4" text:name="Section5">
        <text:p text:style-name="P168"><draw:frame draw:style-name="fr2" draw:name="9" text:anchor-type="paragraph" svg:x="2.148in" svg:y="4.2965in" svg:width="0.2665in" svg:height="0.0161in" draw:z-index="0"><draw:image xlink:href="Pictures/10000000000000280000001AB7A88DAE.jpg" xlink:type="simple" xlink:show="embed" xlink:actuate="onLoad"/><draw:contour-polygon svg:width="0.2665in" svg:height="0.1693in" svg:viewBox="0 0 677 430" draw:points="0,0 677,0 677,430 0,430" draw:recreate-on-edit="true"/></draw:frame><text:span text:style-name="CharStyle8">one, taxes to another, respect to this man, honour to that,</text:span></text:p>
        <text:list xml:id="list3495733363745333131" text:style-name="L20">
          <text:list-item>
            <text:p text:style-name="P162"><text:span text:style-name="CharStyle8"><text:tab/>Be in debt to no man—apart from the debt of love one to another. He who loves his fellow-man has fulfilled the law.</text:span></text:p>
          </text:list-item>
          <text:list-item>
            <text:p text:style-name="P176"><text:span text:style-name="CharStyle43"><text:tab/>You must not commit adultery, you must not kill, you must not steal, you must not covet</text:span><text:span text:style-name="CharStyle46">— </text:span><text:span text:style-name="CharStyle44">these and any other command are summed up in a single word, </text:span><text:span text:style-name="CharStyle43">You must love your neighbour</text:span></text:p>
          </text:list-item>
          <text:list-item>
            <text:p text:style-name="P163"><text:span text:style-name="CharStyle12"><text:tab/></text:span><text:span text:style-name="CharStyle11">as yourself.</text:span><text:span text:style-name="CharStyle12"> </text:span><text:span text:style-name="CharStyle8">Love never wrongs a neighbour; that is why love is the fulfilment of the hw.</text:span></text:p>
          </text:list-item>
          <text:list-item>
            <text:p text:style-name="P163"><text:span text:style-name="CharStyle8"><text:tab/>And then you know what this Crisis means, you know it is high time to waken up; for Salvation is nearer to us now than when we first believed.</text:span></text:p>
          </text:list-item>
          <text:list-item>
            <text:p text:style-name="P158"><text:span text:style-name="CharStyle8"><text:tab/>It is far on in the night, the day is almost here; so let us drop the deeds of darkness and put on the armour of the light;</text:span></text:p>
          </text:list-item>
          <text:list-item>
            <text:p text:style-name="P158"><text:span text:style-name="CharStyle8"><text:tab/>let us live decorously as in the open light of day—no revelry or bouts of drinking, no de­bauchery or sensuality, 110 quar-</text:span></text:p>
          </text:list-item>
          <text:list-item>
            <text:p text:style-name="P167"><text:span text:style-name="CharStyle8"><text:tab/>relling or jealousy. No, put on the character of the Lord Jesus Christ, and never think how to gratify the cravings of the flesh.</text:span></text:p>
          </text:list-item>
        </text:list>
        <text:p text:style-name="P9"><text:span text:style-name="CharStyle8">Welcome a man of weak faith, but not to pass judg-</text:span></text:p>
        <text:list xml:id="list165158506145474" text:style-name="L17">
          <text:list-item>
            <text:p text:style-name="P164"><text:span text:style-name="CharStyle8"><text:tab/>ment upon his scruples. While one man has enough confidence to eat any food, the man of weak faith eats only vegetables.</text:span></text:p>
          </text:list-item>
          <text:list-item>
            <text:p text:style-name="P164"><text:span text:style-name="CharStyle8"><text:tab/>Well, the eater must not look down upon the non-eater, and the non-eater must not criticize the eater, for God has wel-</text:span></text:p>
          </text:list-item>
          <text:list-item>
            <text:p text:style-name="P164"><text:span text:style-name="CharStyle8"><text:tab/>corned him. Who are you to criticize the servant of Another? It is for his Master to say whether he stands or falls; and stand he will, for the Master lias</text:span></text:p>
          </text:list-item>
          <text:list-item>
            <text:p text:style-name="P166"><text:span text:style-name="CharStyle8"><text:tab/>power to make him stand. Then again, this man rates one day above another, while that man</text:span></text:p>
          </text:list-item>
        </text:list>
        <text:p text:style-name="P7"><text:span text:style-name="CharStyle8">rates all days alike. Well, every­one must be convinced in his own mind; the man who values a 6 particular day does so to the Lord.*</text:span></text:p>
        <text:p text:style-name="P58"><text:span text:style-name="CharStyle8">The eater eats to the Lord, since he thanks God for his food;</text:span></text:p>
        <text:p text:style-name="P31"><text:span text:style-name="CharStyle8">the non-eater abstains to the Lord,</text:span></text:p>
        <text:p text:style-name="P76"><text:span text:style-name="CharStyle8">and he too thanks God.</text:span></text:p>
        <text:p text:style-name="P58"><text:span text:style-name="CharStyle8">For none of us lives to himself, 7 and none of us dies to him­self;</text:span></text:p>
        <text:p text:style-name="P58"><text:span text:style-name="CharStyle8">if we live, we live to the Lord, 8 and if we die, we die to the Lord.</text:span></text:p>
        <text:p text:style-name="P7"><text:span text:style-name="CharStyle8">Thus we are the Lord’s whether we live or die; it was for this 9 that Christ died and rose and came to life, to be Lord both of the dead and of the living.</text:span></text:p>
        <text:p text:style-name="P7"><text:span text:style-name="CharStyle8">So why do you criticize your 10 brother? And you, why do you look down upon your brother?</text:span></text:p>
        <text:p text:style-name="P7"><text:span text:style-name="CharStyle8">All of us will have to stand be­fore the tribunal of God—for it 11 is written,</text:span></text:p>
        <text:p text:style-name="P30"><text:span text:style-name="CharStyle43">As I live, saith the Lord, every knee shall bend before me,</text:span></text:p>
        <text:p text:style-name="P30"><text:span text:style-name="CharStyle43">every tongue shall offer praise to God.</text:span></text:p>
        <text:p text:style-name="P7"><text:span text:style-name="CharStyle8">Each of us then will have to an- 12 swer for himself to God.</text:span></text:p>
        <text:p text:style-name="P51"><text:span text:style-name="CharStyle8">So let us stop criticizing one 13 another; rather make up your mind never to put any stum­bling-block or hindrance in your brother’s way. I know, I am 14 certain in the Lord Jesus, that nothing is in itself unclean; only, anything is unclean for a man who considers it unclean. If 15 your brother is being injured be­cause you eat a certain food, then you are no longer living by the rule of love. Do not let that food of yours ruin the man for whom Christ died. Your rights 16</text:span></text:p>
        <text:p text:style-name="P46"><text:span text:style-name="CharStyle55">* Omitting [xal </text:span><text:span text:style-name="CharStyle56">6 nn </text:span><text:span text:style-name="CharStyle55">&lt;p$ovcov </text:span><text:span text:style-name="CharStyle57">ttjv</text:span></text:p>
        <text:p text:style-name="P16"><text:span text:style-name="CharStyle55">rijAeoav<text:tab/>cp*&gt;oveil.</text:span></text:p>
      </text:section>
      <text:section text:style-name="Sect4" text:name="Section6">
        <text:list xml:id="list2355528829925725997" text:style-name="L21">
          <text:list-item>
            <text:p text:style-name="P139"><draw:frame draw:style-name="fr3" draw:name="10" text:anchor-type="paragraph" svg:x="2.1563in" svg:y="4.0071in" svg:width="0.2598in" svg:height="0.0161in" draw:z-index="1"><draw:image xlink:href="Pictures/10000000000000270000001C8015EDC8.jpg" xlink:type="simple" xlink:show="embed" xlink:actuate="onLoad"/><draw:contour-polygon svg:width="0.2598in" svg:height="0.1831in" svg:viewBox="0 0 660 465" draw:points="0,0 660,0 660,465 0,465" draw:recreate-on-edit="true"/></draw:frame><text:span text:style-name="CharStyle8"><text:tab/>must not get a bad name. The Reign of God is not a matter of eating and drinking, it means righteousness, peace, and joy in</text:span></text:p>
          </text:list-item>
          <text:list-item>
            <text:p text:style-name="P127"><text:span text:style-name="CharStyle8"><text:tab/>the holy Spirit; he who serves Christ on these lines, is accept­able to God and esteemed by</text:span></text:p>
          </text:list-item>
          <text:list-item>
            <text:p text:style-name="P103"><text:span text:style-name="CharStyle8"><text:tab/>men. Peace, then, and the building up of each other, these are what we should aim at.</text:span></text:p>
          </text:list-item>
          <text:list-item>
            <text:p text:style-name="P117"><text:span text:style-name="CharStyle8"><text:tab/>You must not break down God’s work for the mere sake of food! Everything may be clean, but it is wrong for a man to prove a stumbling-block by what he</text:span></text:p>
          </text:list-item>
          <text:list-item>
            <text:p text:style-name="P117"><text:span text:style-name="CharStyle8"><text:tab/>eats; the right course is to ab­stain from flesh or wine or in­deed from anything that your brother feels to be a stumbling-</text:span></text:p>
          </text:list-item>
          <text:list-item>
            <text:p text:style-name="P108"><text:span text:style-name="CharStyle8"><text:tab/>block.* Certainly keep your own conviction on the matter, as between yourself and God; he is a fortunate man who has no misgivings about what he al-</text:span></text:p>
          </text:list-item>
          <text:list-item>
            <text:p text:style-name="P108"><text:span text:style-name="CharStyle8"><text:tab/>lows himself to eat. But if any­one has doubts about eating and then eats, that condemns him at once; it was not faith that in­duced him to eat, and any action that is not based on faith is a sin.</text:span></text:p>
          </text:list-item>
        </text:list>
        <text:p text:style-name="P11"><text:span text:style-name="CharStyle8">We who are strong ought to bear the burdens that the weak make for themselves and us. We are not to please</text:span></text:p>
        <text:list xml:id="list9091032007006103367" text:style-name="L22">
          <text:list-item>
            <text:p text:style-name="P136"><text:span text:style-name="CharStyle8"><text:tab/>ourselves; each of us must please his neighbour, doing him good by building up his faith.</text:span></text:p>
          </text:list-item>
          <text:list-item>
            <text:p text:style-name="P137"><text:span text:style-name="CharStyle8"><text:tab/>Christ certainly did not please himself, but, as it is written, </text:span><text:span text:style-name="CharStyle17">The reproaches of those who de­nounced Thee have fallen upon</text:span></text:p>
          </text:list-item>
          <text:list-item>
            <text:p text:style-name="P135"><text:span text:style-name="CharStyle17"><text:tab/>me</text:span><text:span text:style-name="CharStyle8">.—All such words were writ­ten of old for our instruction, that by remaining stedfast and drawing encouragement from the scriptures we may cherish</text:span></text:p>
          </text:list-item>
          <text:list-item>
            <text:p text:style-name="P135"><text:span text:style-name="CharStyle8"><text:tab/>hope. May the God who in­spires stedfastness and en-</text:span></text:p>
          </text:list-item>
        </text:list>
        <text:p text:style-name="P17"><text:span text:style-name="CharStyle59">*Omitting oxavdaXl^ETat </text:span><text:span text:style-name="CharStyle60">r\</text:span><text:span text:style-name="CharStyle59"> daftevet]</text:span></text:p>
        <text:p text:style-name="P22"><text:span text:style-name="CharStyle19">as a homiletic gloss.</text:span></text:p>
        <text:p text:style-name="P7"><text:span text:style-name="CharStyle8">couragement grant you such harmony with one another, after Christ Jesus, that you may unite 6 in a chorus of praise and glory to the God and Father of our Lord Jesus Christ!</text:span></text:p>
        <text:p text:style-name="P44"><text:span text:style-name="CharStyle8">Welcome one another, then, 7 as Christ has welcomed your­selves, for the glory of God. Christ, I mean, became a serv- 8 ant to the circumcised in order to prove God’s honesty by ful­filling His promises to the fa­thers, and also in order that the 9 Gentiles should glorify God for His mercy—as it is written, </text:span><text:span text:style-name="CharStyle17">Therefore will I offer praise to Thee among the Gentiles, and sing to thy name; </text:span><text:span text:style-name="CharStyle8">or again,<text:tab/>10</text:span></text:p>
        <text:p text:style-name="P32"><text:span text:style-name="CharStyle25">Rejoice, </text:span><text:span text:style-name="CharStyle61">0</text:span><text:span text:style-name="CharStyle25"> Gentiles, with his People;</text:span></text:p>
        <text:p text:style-name="P10"><text:span text:style-name="CharStyle8">or again,<text:tab/>11</text:span></text:p>
        <text:p text:style-name="P50"><text:span text:style-name="CharStyle25">Extol the Lord, all Gentiles, let all the peoples praise him; </text:span><text:span text:style-name="CharStyle26">or again, as<text:tab/>Isaiah says,<text:tab/>12</text:span></text:p>
        <text:p text:style-name="P32"><text:span text:style-name="CharStyle25">Then shall the Scion of Jessai live,</text:span></text:p>
        <text:p text:style-name="P32"><text:span text:style-name="CharStyle25">he who rises to rule the Gen­tiles;</text:span></text:p>
        <text:p text:style-name="P32"><text:span text:style-name="CharStyle25">on him shall the Gentiles set their hope.</text:span></text:p>
        <text:p text:style-name="P20"><text:span text:style-name="CharStyle8">May the God of your hope so 13 fill you with all joy and peace in your faith, that you may be overflowing with hope, by the power of the holy Spirit!</text:span></text:p>
        <text:p text:style-name="P47"><text:span text:style-name="CharStyle8">Personally I am quite certain, 14 my brothers, that even as it is you have ample goodness of heart, you are filled with knowl­edge of every kind, and you are well able to give advice to one another. Still, by way of re- 15 freshing your memory, I have written to you with a certain freedom, in virtue of my divine commission as a priest of Christ 16 Jesus to the Gentiles in the serv-</text:span></text:p>
        <text:p text:style-name="P143"><text:span text:style-name="CharStyle8">ice of God’s gospel. My aim is to make the Gentiles an accept­able offering, consecrated by the</text:span></text:p>
        <text:list xml:id="list8162566366285883898" text:style-name="L23">
          <text:list-item>
            <text:p text:style-name="P128"><text:span text:style-name="CharStyle8"><text:tab/>holy Spirit. Now in Christ Jesus I can be proud of my work</text:span></text:p>
          </text:list-item>
          <text:list-item>
            <text:p text:style-name="P125"><text:span text:style-name="CharStyle8"><text:tab/>for God; I will not make free to speak of anything except what Christ has accomplished by ine, in the way of securing the obedience of the Gentiles, by my words and by my deeds,</text:span></text:p>
          </text:list-item>
          <text:list-item>
            <text:p text:style-name="P125"><text:span text:style-name="CharStyle8"><text:tab/>by the force of miracles and marvels, by the power of the Spirit of God. Thus, from Jerusalem right round to Illyri- cum, I have been able to com­plete the preaching of the gospel</text:span></text:p>
          </text:list-item>
          <text:list-item>
            <text:p text:style-name="P109"><text:span text:style-name="CharStyle8"><text:tab/>of Christ—my ambition always being to preach it only in places where there had been no men­tion of Christ’s name, that I might not build on foundations</text:span></text:p>
          </text:list-item>
          <text:list-item>
            <text:p text:style-name="P109"><text:span text:style-name="CharStyle8"><text:tab/>laid by others, but that (as it is written)</text:span></text:p>
          </text:list-item>
        </text:list>
        <text:p text:style-name="P40"><text:span text:style-name="CharStyle43">They should see who never had learned about him, and they who had never heard of him should understand.</text:span></text:p>
        <text:list xml:id="list165218023619319" text:continue-numbering="true" text:style-name="L23">
          <text:list-item>
            <text:p text:style-name="P138"><text:span text:style-name="CharStyle8"><text:tab/>This is why I have been so often prevented from visiting</text:span></text:p>
          </text:list-item>
          <text:list-item>
            <text:p text:style-name="P94"><text:span text:style-name="CharStyle8"><text:tab/>you. But now, as I have no further scope for work in these parts, and as for a number of years I have had a longing to</text:span></text:p>
          </text:list-item>
          <text:list-item>
            <text:p text:style-name="P109"><text:span text:style-name="CharStyle8"><text:tab/>visit you whenever I went to Spain, I am hoping to see you on my way there, and to be sped forward by you after I have enjoyed your company for</text:span></text:p>
          </text:list-item>
          <text:list-item>
            <text:p text:style-name="P109"><text:span text:style-name="CharStyle8"><text:tab/>a while. At the moment I am off to Jerusalem on an</text:span></text:p>
          </text:list-item>
          <text:list-item>
            <text:p text:style-name="P109"><text:span text:style-name="CharStyle8"><text:tab/>errand to the saints. For Mace­donia and Achaia have decided to make a contribution for the poor among the saints at Je-</text:span></text:p>
          </text:list-item>
          <text:list-item>
            <text:p text:style-name="P109"><text:span text:style-name="CharStyle8"><text:tab/>rusalem. Such was their de­cision; and yet this is a debt they owe to these people, for if the Gentiles have shared their spiritual blessings, they owe them a debt of aid in material</text:span></text:p>
          </text:list-item>
        </text:list>
        <text:p text:style-name="P9"><text:span text:style-name="CharStyle8">blessings. Well, once I finish 28 this business by putting the pro­ceeds of the collection safely in their hands, I will start for Spain and take you on the way. When I do come to you, I know 29 that I will bring a full blessing from Christ.</text:span></text:p>
        <text:p text:style-name="P43"><text:span text:style-name="CharStyle8">Brothers, I beg of you, by our 30 Lord Jesus Christ and by the love that the Spirit inspires, rally round me by praying to God for me; pray that I may be 31 delivered from unbelievers in J udsea, and also that my mission to Jerusalem may prove accept­able to the saints. Then, by </text:span><text:span text:style-name="CharStyle10">3</text:span><text:span text:style-name="CharStyle8"><text:span text:style-name="T1">2 </text:span></text:span><text:span text:style-name="CharStyle8">God’s will, I shall gladly come to you and have a rest beside you.</text:span></text:p>
        <text:p text:style-name="P42"><text:span text:style-name="CharStyle8">The God of peace be with 33 you all! Amen.</text:span></text:p>
        <text:p text:style-name="P43"><text:span text:style-name="CharStyle8">Let me introduce our "i /: sister Phoebe, a deaconess of the church at Cenchreae; re- 2 ceive her in the Lord as saints should receive one another, and give her any help she may re­quire. She has been a help her­self to many people, including myself.</text:span></text:p>
        <text:p text:style-name="P43"><text:span text:style-name="CharStyle8">Salute Prisca and Aquila, my 3 fellow-workers in Christ Jesus, who have risked their lives for 4 me; I thank them, and not only I but all the Gentile churches as well. Also, salute the church 5 that meets in their house. Sa­lute my beloved Epaenetus, the first in Asia to be reaped for Christ. Salute Mary, who has 6 worked hard for you. Sa- 7 lute Andronicus and Junias, fellow-countrymen and fellow- prisoners of mine; they are men of note among the apostles, and they have been in Christ longer than I have. Salute 8 Amplias, my beloved in the Lord. Salute Urbanus, our 9 fellow-worker in Christ, and my</text:span></text:p>
        <text:list xml:id="list8401603959282977952" text:style-name="L24">
          <text:list-item>
            <text:p text:style-name="P159"><text:span text:style-name="CharStyle8"><text:tab/>beloved Stachys. Salute that tried Christian, Apelles. Sa­lute those who belong to the</text:span></text:p>
          </text:list-item>
          <text:list-item>
            <text:p text:style-name="P159"><text:span text:style-name="CharStyle8"><text:tab/>household of Aristobulus. Sa­lute my fellow-countryman He- rodion. Salute such members of the household of Narcissus as</text:span></text:p>
          </text:list-item>
          <text:list-item>
            <text:p text:style-name="P161"><text:span text:style-name="CharStyle8"><text:tab/>are in the Lord. Salute Try- phsena </text:span><text:soft-page-break/><text:span text:style-name="CharStyle8">and Tryphosa, who work hard in the Lord. Salute the beloved Persis; she has 'worked</text:span></text:p>
          </text:list-item>
          <text:list-item>
            <text:p text:style-name="P161"><text:span text:style-name="CharStyle8"><text:tab/>very hard in the Lord. Salute that choice Christian, Rufus; also his mother, who has been</text:span></text:p>
          </text:list-item>
          <text:list-item>
            <text:p text:style-name="P161"><text:span text:style-name="CharStyle8"><text:tab/>a mother to me. Salute Asyn- critus, Phlegon, Hermes, Pa- trobas, Hermas, and the broth-</text:span></text:p>
          </text:list-item>
          <text:list-item>
            <text:p text:style-name="P161"><text:span text:style-name="CharStyle8"><text:tab/>ers of their company. Salute Philologus and Julia, Nereus and his sister, Olympus too, and all the saints in their company.</text:span></text:p>
          </text:list-item>
          <text:list-item>
            <text:p text:style-name="P161"><text:span text:style-name="CharStyle8"><text:tab/>Salute one another with a holy kiss. All the churches of Christ salute you.</text:span></text:p>
          </text:list-item>
          <text:list-item>
            <text:p text:style-name="P165"><text:span text:style-name="CharStyle8"><text:tab/>Brothers, I beg of you to keep your eye on those who stir up dissensions and put hindrances in your way, contrary to the doctrine which you have been</text:span></text:p>
          </text:list-item>
          <text:list-item>
            <text:p text:style-name="P159"><text:span text:style-name="CharStyle8"><text:tab/>taught. Avoid them. Such creatures are no servants of Christ our Lord, they are slaves of their own base desires; with their plausible and pious talk they beguile the hearts of un­</text:span></text:p>
          </text:list-item>
        </text:list>
        <text:p text:style-name="P9"><text:span text:style-name="CharStyle8">suspecting people. But surely not of you! Everyone has heard 19 of your loyalty to the gospel; it makes me rejoice over you. Still, I want you to be experts in good and innocents in evil. The God of peace will soon 20 crush Satan under your feet!</text:span></text:p>
        <text:p text:style-name="P33"><text:span text:style-name="CharStyle8">The grace of our Lord Jesus Christ be with you.</text:span></text:p>
        <text:p text:style-name="P33"><text:span text:style-name="CharStyle8">Timotheus my fellow-worker 21 salutes you; so do my fellow- countrymen Lucius, Jason, and Sosipater.</text:span></text:p>
        <text:p text:style-name="P33"><text:span text:style-name="CharStyle8">(I Tertius, who write the let- 22 ter, salute you in the Lord.)</text:span></text:p>
        <text:p text:style-name="P33"><text:span text:style-name="CharStyle8">Gaius, my host and the host 23 of the church at large, salutes you. Erastus the city-treasurer salutes you; so does brother Quartus.</text:span></text:p>
        <text:p text:style-name="P35"><text:span text:style-name="CharStyle8">Now to Him who can 25 strengthen you by my gospel, by the preaching of Jesus Christ, by revealing the secret purpose which after the silence of long ages has now been disclosed 26 and made known on the basis of the prophetic scriptures (bj command of the eternal God) to all the Gentiles, for their obedi­ence to the faith—to the only </text:span><text:span text:style-name="CharStyle17">2; </text:span><text:span text:style-name="CharStyle8">wise God be glory through Jesus Christ for ever and ever: Ame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Georgia" svg:font-family="Georgia"/>
    <style:font-face style:name="Impact" svg:font-family="Impact"/>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7.5pt" fo:font-style="normal" style:text-underline-style="none" fo:font-weight="bold" style:font-name-asian="Georgia" style:font-family-asian="Georgia" style:font-size-asian="7.5pt" style:font-style-asian="normal" style:font-weight-asian="bold" style:font-name-complex="Georgia" style:font-family-complex="Georgia" style:font-size-complex="7.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22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4pt" fo:font-style="normal" style:text-underline-style="none" fo:font-weight="bold" style:font-name-asian="AngsanaUPC" style:font-family-asian="AngsanaUPC" style:font-size-asian="14pt" style:font-style-asian="normal" style:font-weight-asian="bold" style:font-name-complex="AngsanaUPC" style:font-family-complex="AngsanaUPC" style:font-size-complex="14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0866in" fo:text-align="justify" style:justify-single-word="false" fo:text-indent="-0.1945in" style:auto-text-indent="false" style:page-number="auto" fo:background-color="#ffffff"/>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272in" fo:text-indent="-0.361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7_29_" style:display-name="Body text (7)" style:family="paragraph" style:master-page-name="">
      <style:graphic-properties draw:fill="solid" draw:fill-color="#ffffff" draw:opacity="100%"/>
      <style:paragraph-properties fo:line-height="0.0835in" fo:text-align="end" style:justify-single-word="false" style:page-number="auto" fo:background-color="#ffffff"/>
      <style:text-properties style:text-line-through-style="none" style:text-line-through-type="none" style:font-name="AngsanaUPC" fo:font-family="AngsanaUPC" fo:font-size="10pt" fo:font-style="normal" style:text-underline-style="none" fo:font-weight="normal" style:font-name-asian="AngsanaUPC" style:font-family-asian="AngsanaUPC" style:font-size-asian="10pt" style:font-style-asian="normal" style:font-weight-asian="normal" style:font-name-complex="AngsanaUPC" style:font-family-complex="AngsanaUPC" style:font-size-complex="10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line-height="0.1272in" fo:text-indent="-0.222in" style:auto-text-indent="false" style:page-number="auto" fo:background-color="#ffffff"/>
      <style:text-properties style:text-line-through-style="none" style:text-line-through-type="none" style:font-name="AngsanaUPC" fo:font-family="AngsanaUPC" fo:font-size="14pt" fo:font-style="italic" style:text-underline-style="none" fo:font-weight="normal" style:font-name-asian="AngsanaUPC" style:font-family-asian="AngsanaUPC" style:font-size-asian="14pt" style:font-style-asian="italic" style:font-weight-asian="normal" style:font-name-complex="AngsanaUPC" style:font-family-complex="AngsanaUPC" style:font-size-complex="14pt" style:font-style-complex="italic" style:font-weight-complex="normal"/>
    </style:style>
    <style:style style:name="Body_20_text_20__28_9_29_" style:display-name="Body text (9)" style:family="paragraph" style:master-page-name="">
      <style:graphic-properties draw:fill="solid" draw:fill-color="#ffffff" draw:opacity="100%"/>
      <style:paragraph-properties fo:margin-left="0in" fo:margin-right="0in" fo:line-height="0.0866in" fo:text-indent="0.1528in" style:auto-text-indent="false" style:page-number="auto" fo:background-color="#ffffff"/>
      <style:text-properties style:text-line-through-style="none" style:text-line-through-type="none" style:font-name="Georgia" fo:font-family="Georgia" fo:font-size="6pt" fo:font-style="normal" style:text-underline-style="none" fo:font-weight="bold" style:font-name-asian="Georgia" style:font-family-asian="Georgia" style:font-size-asian="6pt" style:font-style-asian="normal" style:font-weight-asian="bold" style:font-name-complex="Georgia" style:font-family-complex="Georgia" style:font-size-complex="6pt" style:font-style-complex="normal" style:font-weight-complex="bold"/>
    </style:style>
    <style:style style:name="Body_20_text_20__28_10_29_" style:display-name="Body text (10)" style:family="paragraph" style:master-page-name="">
      <style:graphic-properties draw:fill="solid" draw:fill-color="#ffffff" draw:opacity="100%"/>
      <style:paragraph-properties fo:margin-top="0.0417in" fo:margin-bottom="0in" loext:contextual-spacing="false" fo:line-height="0in" style:page-number="auto" fo:background-color="#ffffff"/>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Body_20_text_20__28_11_29_" style:display-name="Body text (11)" style:family="paragraph" style:master-page-name="">
      <style: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571in" style:style-name="DropCap1"/>
      </style:paragraph-properties>
    </style:style>
    <style:style style:name="Body_20_text_20__28_5_29__20__2b__20_DropCap2" style:display-name="Body text (5) + DropCap2" style:family="paragraph" style:parent-style-name="Body_20_text_20__28_5_29_" style:master-page-name="">
      <style:paragraph-properties fo:margin-left="0in" fo:margin-right="0in" fo:margin-top="0in" fo:margin-bottom="0in" loext:contextual-spacing="false" fo:text-indent="0.1945in" style:auto-text-indent="false" style:page-number="auto">
        <style:drop-cap style:lines="2" style:distance="0.0535in" style:style-name="DropCap6"/>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align="justify" style:justify-single-word="false" fo:text-indent="0.1945in" style:auto-text-indent="false" style:page-number="auto">
        <style:drop-cap style:lines="2" style:distance="0.0035in" style:style-name="DropCap2"/>
      </style:paragraph-properties>
    </style:style>
    <style:style style:name="Body_20_text_20__28_5_29__20__2b__20_DropCap4" style:display-name="Body text (5) + DropCap4" style:family="paragraph" style:parent-style-name="Body_20_text_20__28_5_29_" style:master-page-name="">
      <style:paragraph-properties fo:margin-left="0in" fo:margin-right="0in" fo:margin-top="0in" fo:margin-bottom="0in" loext:contextual-spacing="false" fo:text-indent="0.1945in" style:auto-text-indent="false" style:page-number="auto">
        <style:drop-cap style:lines="2" style:distance="0.0035in" style:style-name="DropCap4"/>
      </style:paragraph-properties>
    </style:style>
    <style:style style:name="Body_20_text_20__28_5_29__20__2b__20_DropCap5" style:display-name="Body text (5) + DropCap5" style:family="paragraph" style:parent-style-name="Body_20_text_20__28_5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402in" style:style-name="DropCap5"/>
      </style:paragraph-properties>
    </style:style>
    <style:style style:name="Body_20_text_20__28_5_29__20__2b__20_DropCap6" style:display-name="Body text (5) + DropCap6" style:family="paragraph" style:parent-style-name="Body_20_text_20__28_5_29_" style:master-page-name="">
      <style:paragraph-properties fo:margin-left="0in" fo:margin-right="0in" fo:margin-top="0in" fo:margin-bottom="0in" loext:contextual-spacing="false" fo:text-indent="0.1945in" style:auto-text-indent="false" style:page-number="auto">
        <style:drop-cap style:lines="2" style:distance="0.0035in" style:style-name="DropCap3"/>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7.5pt" fo:font-style="normal" style:text-underline-style="none" fo:font-weight="bold" style:font-name-asian="Georgia" style:font-family-asian="Georgia" style:font-size-asian="7.5pt" style:font-style-asian="normal" style:font-weight-asian="bold" style:font-name-complex="Georgia" style:font-family-complex="Georgia" style:font-size-complex="7.5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0% 58%" style:font-name="Georgia" fo:font-family="Georgia" fo:font-size="21pt" fo:letter-spacing="normal" fo:font-style="normal" style:text-underline-style="none" fo:font-weight="normal" style:font-name-asian="Georgia" style:font-family-asian="Georgia" style:font-size-asian="21pt" style:font-style-asian="normal" style:font-weight-asian="normal" style:font-name-complex="Georgia" style:font-family-complex="Georgia" style:font-size-complex="21pt" style:font-style-complex="normal" style:font-weight-complex="normal" style:text-scale="100%"/>
    </style:style>
    <style:style style:name="CharStyle10" style:family="text" style:parent-style-name="CharStyle8">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11" style:family="text" style:parent-style-name="CharStyle8">
      <style:text-properties fo:color="#000000" style:text-position="0% 100%" style:font-name="AngsanaUPC" fo:font-family="AngsanaUPC" fo:font-size="14pt" fo:letter-spacing="normal" fo:language="en" fo:country="US" fo:font-style="italic" style:font-name-asian="AngsanaUPC" style:font-family-asian="AngsanaUPC" style:font-size-asian="14pt" style:language-asian="en" style:country-asian="US" style:font-style-asian="italic" style:font-name-complex="AngsanaUPC" style:font-family-complex="AngsanaUPC" style:font-size-complex="14pt" style:language-complex="en" style:country-complex="US" style:font-style-complex="italic" style:text-scale="100%"/>
    </style:style>
    <style:style style:name="CharStyle12" style:family="text" style:parent-style-name="CharStyle8">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14" style:family="text" style:parent-style-name="DefaultFontStyle">
      <style:text-properties style:text-line-through-style="none" style:text-line-through-type="none" style:font-name="AngsanaUPC" fo:font-family="AngsanaUPC" fo:font-size="14pt" fo:font-style="normal" style:text-underline-style="none" fo:font-weight="bold" style:font-name-asian="AngsanaUPC" style:font-family-asian="AngsanaUPC" style:font-size-asian="14pt" style:font-style-asian="normal" style:font-weight-asian="bold" style:font-name-complex="AngsanaUPC" style:font-family-complex="AngsanaUPC" style:font-size-complex="14pt" style:font-style-complex="normal" style:font-weight-complex="bold"/>
    </style:style>
    <style:style style:name="CharStyle15" style:family="text" style:parent-style-name="CharStyle14">
      <style:text-properties fo:color="#000000" style:text-position="0% 100%" fo:letter-spacing="normal" fo:language="en" fo:country="US" style:language-asian="en" style:country-asian="US" style:language-complex="en" style:country-complex="US" style:text-scale="100%"/>
    </style:style>
    <style:style style:name="DropCap2" style:family="text">
      <style:text-properties fo:color="#000000" style:text-line-through-style="none" style:text-line-through-type="none" style:text-position="72% 58%" style:font-name="Verdana" fo:font-family="Verdana" fo:font-size="15pt" fo:letter-spacing="normal" fo:font-style="normal" style:text-underline-style="none" fo:font-weight="normal" style:font-name-asian="Verdana" style:font-family-asian="Verdana" style:font-size-asian="15pt" style:font-style-asian="normal" style:font-weight-asian="normal" style:font-name-complex="Verdana" style:font-family-complex="Verdana" style:font-size-complex="15pt" style:font-style-complex="normal" style:font-weight-complex="normal" style:text-scale="100%"/>
    </style:style>
    <style:style style:name="CharStyle17" style:family="text" style:parent-style-name="CharStyle8">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9" style:family="text" style:parent-style-name="DefaultFontStyle">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CharStyle2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3" style:family="text">
      <style:text-properties fo:color="#000000" style:text-line-through-style="none" style:text-line-through-type="none" style:text-position="53%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23" style:family="text" style:parent-style-name="CharStyle21">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5"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26" style:family="text" style:parent-style-name="CharStyle25">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27" style:family="text" style:parent-style-name="CharStyle25">
      <style:text-properties fo:color="#000000" style:text-position="0% 100%" style:font-name="AngsanaUPC" fo:font-family="AngsanaUPC" fo:font-size="13pt" fo:letter-spacing="-0.0071in" fo:language="en" fo:country="US" fo:font-style="normal" style:font-name-asian="AngsanaUPC" style:font-family-asian="AngsanaUPC" style:font-size-asian="13pt" style:language-asian="en" style:country-asian="US" style:font-style-asian="normal" style:font-name-complex="AngsanaUPC" style:font-family-complex="AngsanaUPC" style:font-size-complex="13pt" style:language-complex="en" style:country-complex="US" style:font-style-complex="normal" style:text-scale="100%"/>
    </style:style>
    <style:style style:name="DropCap4" style:family="text">
      <style:text-properties fo:color="#000000" style:text-line-through-style="none" style:text-line-through-type="none" style:text-position="42% 58%" style:font-name="Verdana" fo:font-family="Verdana" fo:font-size="17pt" fo:letter-spacing="normal" fo:font-style="normal" style:text-underline-style="none" fo:font-weight="normal" style:font-name-asian="Verdana" style:font-family-asian="Verdana" style:font-size-asian="17pt" style:font-style-asian="normal" style:font-weight-asian="normal" style:font-name-complex="Verdana" style:font-family-complex="Verdana" style:font-size-complex="17pt" style:font-style-complex="normal" style:font-weight-complex="normal" style:text-scale="100%"/>
    </style:style>
    <style:style style:name="CharStyle29" style:family="text" style:parent-style-name="CharStyle8">
      <style:text-properties fo:color="#000000" style:text-position="0% 100%" fo:font-size="7.5pt" fo:letter-spacing="normal" fo:language="en" fo:country="US" fo:font-weight="bold" style:font-size-asian="7.5pt" style:language-asian="en" style:country-asian="US" style:font-weight-asian="bold" style:font-size-complex="7.5pt" style:language-complex="en" style:country-complex="US" style:font-weight-complex="bold" style:text-scale="100%"/>
    </style:style>
    <style:style style:name="DropCap5" style:family="text">
      <style:text-properties fo:color="#000000" style:text-line-through-style="none" style:text-line-through-type="none" style:text-position="30%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31" style:family="text" style:parent-style-name="CharStyle2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32" style:family="text" style:parent-style-name="CharStyle21">
      <style:text-properties fo:font-variant="small-caps" fo:color="#000000" style:text-position="0% 100%" fo:letter-spacing="normal" fo:language="en" fo:country="US" style:language-asian="en" style:country-asian="US" style:language-complex="en" style:country-complex="US" style:text-scale="100%"/>
    </style:style>
    <style:style style:name="CharStyle33" style:family="text" style:parent-style-name="CharStyle14">
      <style:text-properties fo:color="#000000" style:text-position="0% 100%" fo:font-size="13pt" fo:letter-spacing="normal" fo:language="en" fo:country="US" fo:font-weight="normal" style:font-size-asian="13pt" style:language-asian="en" style:country-asian="US" style:font-weight-asian="normal" style:font-size-complex="13pt" style:language-complex="en" style:country-complex="US" style:font-weight-complex="normal" style:text-scale="100%"/>
    </style:style>
    <style:style style:name="CharStyle34" style:family="text" style:parent-style-name="CharStyle14">
      <style:text-properties fo:color="#000000" style:text-position="0% 100%" style:font-name="Impact" fo:font-family="Impact" fo:font-size="7.5pt" fo:letter-spacing="0.0071in" fo:language="en" fo:country="US" fo:font-style="italic" fo:font-weight="normal" style:font-name-asian="Impact" style:font-family-asian="Impact" style:font-size-asian="7.5pt" style:language-asian="en" style:country-asian="US" style:font-style-asian="italic" style:font-weight-asian="normal" style:font-name-complex="Impact" style:font-family-complex="Impact" style:font-size-complex="7.5pt" style:language-complex="en" style:country-complex="US" style:font-style-complex="italic" style:font-weight-complex="normal" style:text-scale="100%"/>
    </style:style>
    <style:style style:name="DropCap6" style:family="text">
      <style:text-properties fo:color="#000000" style:text-line-through-style="none" style:text-line-through-type="none" style:text-position="40% 58%" style:font-name="Georgia" fo:font-family="Georgia" fo:font-size="21pt" fo:letter-spacing="normal" fo:font-style="normal" style:text-underline-style="none" fo:font-weight="normal" style:font-name-asian="Georgia" style:font-family-asian="Georgia" style:font-size-asian="21pt" style:font-style-asian="normal" style:font-weight-asian="normal" style:font-name-complex="Georgia" style:font-family-complex="Georgia" style:font-size-complex="21pt" style:font-style-complex="normal" style:font-weight-complex="normal" style:text-scale="100%"/>
    </style:style>
    <style:style style:name="CharStyle37" style:family="text" style:parent-style-name="DefaultFontStyle">
      <style:text-properties style:text-line-through-style="none" style:text-line-through-type="none" style:font-name="AngsanaUPC" fo:font-family="AngsanaUPC" fo:font-size="10pt" fo:font-style="normal" style:text-underline-style="none" fo:font-weight="normal" style:font-name-asian="AngsanaUPC" style:font-family-asian="AngsanaUPC" style:font-size-asian="10pt" style:font-style-asian="normal" style:font-weight-asian="normal" style:font-name-complex="AngsanaUPC" style:font-family-complex="AngsanaUPC" style:font-size-complex="10pt" style:font-style-complex="normal" style:font-weight-complex="normal"/>
    </style:style>
    <style:style style:name="CharStyle38" style:family="text" style:parent-style-name="CharStyle37">
      <style:text-properties fo:color="#000000" style:text-position="0% 100%" style:font-name="Georgia" fo:font-family="Georgia" fo:font-size="6.5pt" fo:letter-spacing="normal" fo:language="en" fo:country="US" style:font-name-asian="Georgia" style:font-family-asian="Georgia" style:font-size-asian="6.5pt" style:language-asian="en" style:country-asian="US" style:font-name-complex="Georgia" style:font-family-complex="Georgia" style:font-size-complex="6.5pt" style:language-complex="en" style:country-complex="US" style:text-scale="100%"/>
    </style:style>
    <style:style style:name="CharStyle39" style:family="text" style:parent-style-name="CharStyle37">
      <style:text-properties fo:color="#000000" style:text-position="0% 100%" style:font-name="Georgia" fo:font-family="Georgia" fo:font-size="6.5pt" fo:letter-spacing="normal" fo:language="en" fo:country="US" fo:font-style="italic" fo:font-weight="bold" style:font-name-asian="Georgia" style:font-family-asian="Georgia" style:font-size-asian="6.5pt" style:language-asian="en" style:country-asian="US" style:font-style-asian="italic" style:font-weight-asian="bold" style:font-name-complex="Georgia" style:font-family-complex="Georgia" style:font-size-complex="6.5pt" style:language-complex="en" style:country-complex="US" style:font-style-complex="italic" style:font-weight-complex="bold" style:text-scale="100%"/>
    </style:style>
    <style:style style:name="CharStyle40" style:family="text" style:parent-style-name="CharStyle37">
      <style:text-properties fo:font-variant="small-caps" fo:color="#000000" style:text-position="0% 100%" style:font-name="Georgia" fo:font-family="Georgia" fo:font-size="6.5pt" fo:letter-spacing="normal" fo:language="en" fo:country="US" style:font-name-asian="Georgia" style:font-family-asian="Georgia" style:font-size-asian="6.5pt" style:language-asian="en" style:country-asian="US" style:font-name-complex="Georgia" style:font-family-complex="Georgia" style:font-size-complex="6.5pt" style:language-complex="en" style:country-complex="US" style:text-scale="100%"/>
    </style:style>
    <style:style style:name="CharStyle41" style:family="text" style:parent-style-name="CharStyle37">
      <style:text-properties fo:color="#000000" style:text-position="0% 100%" fo:font-size="11pt" fo:letter-spacing="normal" fo:language="en" fo:country="US" fo:font-style="italic" style:font-size-asian="11pt" style:language-asian="en" style:country-asian="US" style:font-style-asian="italic" style:font-size-complex="11pt" style:language-complex="en" style:country-complex="US" style:font-style-complex="italic" style:text-scale="100%"/>
    </style:style>
    <style:style style:name="CharStyle43" style:family="text" style:parent-style-name="DefaultFontStyle">
      <style:text-properties style:text-line-through-style="none" style:text-line-through-type="none" style:font-name="AngsanaUPC" fo:font-family="AngsanaUPC" fo:font-size="14pt" fo:font-style="italic" style:text-underline-style="none" fo:font-weight="normal" style:font-name-asian="AngsanaUPC" style:font-family-asian="AngsanaUPC" style:font-size-asian="14pt" style:font-style-asian="italic" style:font-weight-asian="normal" style:font-name-complex="AngsanaUPC" style:font-family-complex="AngsanaUPC" style:font-size-complex="14pt" style:font-style-complex="italic" style:font-weight-complex="normal"/>
    </style:style>
    <style:style style:name="CharStyle44" style:family="text" style:parent-style-name="CharStyle43">
      <style:text-properties fo:color="#000000" style:text-position="0% 100%" style:font-name="Georgia" fo:font-family="Georgia" fo:font-size="8.5pt" fo:letter-spacing="normal" fo:language="en" fo:country="US" fo:font-style="normal" style:font-name-asian="Georgia" style:font-family-asian="Georgia" style:font-size-asian="8.5pt" style:language-asian="en" style:country-asian="US" style:font-style-asian="normal" style:font-name-complex="Georgia" style:font-family-complex="Georgia" style:font-size-complex="8.5pt" style:language-complex="en" style:country-complex="US" style:font-style-complex="normal" style:text-scale="100%"/>
    </style:style>
    <style:style style:name="CharStyle45" style:family="text" style:parent-style-name="CharStyle8">
      <style:text-properties fo:color="#000000" style:text-position="0% 100%" fo:font-size="6pt" fo:letter-spacing="normal" fo:language="en" fo:country="US" fo:font-weight="bold" style:font-size-asian="6pt" style:language-asian="en" style:country-asian="US" style:font-weight-asian="bold" style:font-size-complex="6pt" style:language-complex="en" style:country-complex="US" style:font-weight-complex="bold" style:text-scale="100%"/>
    </style:style>
    <style:style style:name="CharStyle46" style:family="text" style:parent-style-name="CharStyle43">
      <style:text-properties fo:color="#000000" style:text-position="0% 100%" fo:font-size="13pt" fo:letter-spacing="normal" fo:language="en" fo:country="US" fo:font-style="normal" style:font-size-asian="13pt" style:language-asian="en" style:country-asian="US" style:font-style-asian="normal" style:font-size-complex="13pt" style:language-complex="en" style:country-complex="US" style:font-style-complex="normal" style:text-scale="100%"/>
    </style:style>
    <style:style style:name="CharStyle47" style:family="text" style:parent-style-name="CharStyle43">
      <style:text-properties fo:color="#000000" style:text-position="0% 100%" style:font-name="Georgia" fo:font-family="Georgia" fo:font-size="8pt" fo:letter-spacing="normal" fo:language="en" fo:country="US" fo:font-style="normal" fo:font-weight="bold" style:font-name-asian="Georgia" style:font-family-asian="Georgia" style:font-size-asian="8pt" style:language-asian="en" style:country-asian="US" style:font-style-asian="normal" style:font-weight-asian="bold" style:font-name-complex="Georgia" style:font-family-complex="Georgia" style:font-size-complex="8pt" style:language-complex="en" style:country-complex="US" style:font-style-complex="normal" style:font-weight-complex="bold" style:text-scale="100%"/>
    </style:style>
    <style:style style:name="CharStyle49" style:family="text" style:parent-style-name="DefaultFontStyle">
      <style:text-properties style:text-line-through-style="none" style:text-line-through-type="none" style:font-name="Georgia" fo:font-family="Georgia" fo:font-size="6pt" fo:font-style="normal" style:text-underline-style="none" fo:font-weight="bold" style:font-name-asian="Georgia" style:font-family-asian="Georgia" style:font-size-asian="6pt" style:font-style-asian="normal" style:font-weight-asian="bold" style:font-name-complex="Georgia" style:font-family-complex="Georgia" style:font-size-complex="6pt" style:font-style-complex="normal" style:font-weight-complex="bold"/>
    </style:style>
    <style:style style:name="CharStyle50" style:family="text" style:parent-style-name="CharStyle49">
      <style:text-properties fo:font-variant="small-caps" fo:color="#000000" style:text-position="0% 100%" fo:letter-spacing="normal" fo:language="en" fo:country="US" style:language-asian="en" style:country-asian="US" style:language-complex="en" style:country-complex="US" style:text-scale="100%"/>
    </style:style>
    <style:style style:name="CharStyle51" style:family="text" style:parent-style-name="CharStyle8">
      <style:text-properties fo:color="#000000" style:text-position="0% 100%" fo:font-size="8.5pt" fo:letter-spacing="normal" fo:language="en" fo:country="US" fo:font-style="italic" fo:font-weight="normal" style:font-size-asian="8.5pt" style:language-asian="en" style:country-asian="US" style:font-style-asian="italic" style:font-weight-asian="normal" style:font-size-complex="8.5pt" style:language-complex="en" style:country-complex="US" style:font-style-complex="italic" style:font-weight-complex="normal" style:text-scale="100%"/>
    </style:style>
    <style:style style:name="CharStyle52" style:family="text" style:parent-style-name="CharStyle8">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53" style:family="text" style:parent-style-name="CharStyle19">
      <style:text-properties fo:color="#000000" style:text-position="0% 100%" style:font-name="Georgia" fo:font-family="Georgia" fo:font-size="8.5pt" fo:letter-spacing="normal" fo:language="en" fo:country="US" fo:font-weight="normal" style:font-name-asian="Georgia" style:font-family-asian="Georgia" style:font-size-asian="8.5pt" style:language-asian="en" style:country-asian="US" style:font-weight-asian="normal" style:font-name-complex="Georgia" style:font-family-complex="Georgia" style:font-size-complex="8.5pt" style:language-complex="en" style:country-complex="US" style:font-weight-complex="normal" style:text-scale="100%"/>
    </style:style>
    <style:style style:name="CharStyle55" style:family="text" style:parent-style-name="DefaultFontStyle">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CharStyle56" style:family="text" style:parent-style-name="CharStyle55">
      <style:text-properties fo:color="#000000" style:text-position="0% 100%" style:font-name="AngsanaUPC" fo:font-family="AngsanaUPC" fo:font-size="9pt" fo:letter-spacing="normal" fo:language="en" fo:country="US" style:font-name-asian="AngsanaUPC" style:font-family-asian="AngsanaUPC" style:font-size-asian="9pt" style:language-asian="en" style:country-asian="US" style:font-name-complex="AngsanaUPC" style:font-family-complex="AngsanaUPC" style:font-size-complex="9pt" style:language-complex="en" style:country-complex="US" style:text-scale="100%"/>
    </style:style>
    <style:style style:name="CharStyle57" style:family="text" style:parent-style-name="CharStyle55">
      <style:text-properties fo:font-variant="small-caps" fo:color="#000000" style:text-position="0% 100%" style:font-name="AngsanaUPC" fo:font-family="AngsanaUPC" fo:font-size="9pt" fo:letter-spacing="normal" fo:language="en" fo:country="US" style:font-name-asian="AngsanaUPC" style:font-family-asian="AngsanaUPC" style:font-size-asian="9pt" style:language-asian="en" style:country-asian="US" style:font-name-complex="AngsanaUPC" style:font-family-complex="AngsanaUPC" style:font-size-complex="9pt" style:language-complex="en" style:country-complex="US" style:text-scale="100%"/>
    </style:style>
    <style:style style:name="CharStyle59" style:family="text" style:parent-style-name="DefaultFontStyle">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CharStyle60" style:family="text" style:parent-style-name="CharStyle59">
      <style:text-properties fo:color="#000000" style:text-position="0% 100%" fo:font-size="5.5pt" fo:letter-spacing="-0.0138in" fo:language="en" fo:country="US" fo:font-style="italic" fo:font-weight="bold" style:font-size-asian="5.5pt" style:language-asian="en" style:country-asian="US" style:font-style-asian="italic" style:font-weight-asian="bold" style:font-size-complex="5.5pt" style:language-complex="en" style:country-complex="US" style:font-style-complex="italic" style:font-weight-complex="bold" style:text-scale="100%"/>
    </style:style>
    <style:style style:name="CharStyle61" style:family="text" style:parent-style-name="CharStyle25">
      <style:text-properties fo:color="#000000" style:text-position="0% 100%" style:font-name="AngsanaUPC" fo:font-family="AngsanaUPC" fo:font-size="15pt" fo:letter-spacing="normal" fo:language="en" fo:country="US" fo:font-weight="bold" style:font-name-asian="AngsanaUPC" style:font-family-asian="AngsanaUPC" style:font-size-asian="15pt" style:language-asian="en" style:country-asian="US" style:font-weight-asian="bold" style:font-name-complex="AngsanaUPC" style:font-family-complex="AngsanaUPC" style:font-size-complex="15pt" style:language-complex="en" style:country-complex="US" style:font-weight-complex="bold" style:text-scale="15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02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99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28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791in" fo:margin-left="0in" fo:margin-right="0in" fo:margin-bottom="0in"/>
      </style:header-style>
      <style:footer-style>
        <style:header-footer-properties fo:min-height="3.4965in" fo:margin-left="0in" fo:margin-right="0in" fo:margin-top="3.4965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209in" fo:margin-left="0in" fo:margin-right="0in" fo:margin-bottom="0in"/>
      </style:header-style>
      <style:footer-style>
        <style:header-footer-properties fo:min-height="3.5791in" fo:margin-left="0in" fo:margin-right="0in" fo:margin-top="3.5791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3.6898in" svg:y="0.5811in" draw:z-index="8"><draw:text-box fo:min-height="0.1035in" fo:min-width="2.3902in"><text:p text:style-name="MP3"><text:span text:style-name="CharStyle15">ROMANS 7<text:tab/></text:span><text:page-number text:select-page="current">195</text:page-number></text:p></draw:text-box></draw:frame></text:p>
      </style:header>
      <style:header-left>
        <text:p text:style-name="MP1"><draw:frame draw:style-name="Mfr1" draw:name="1" text:anchor-type="paragraph" svg:x="1.978in" svg:y="0.5709in" draw:z-index="5"><draw:text-box fo:min-height="0.1035in" fo:min-width="2.3902in"><text:p text:style-name="MP3"><text:page-number text:select-page="current">194</text:page-number><text:span text:style-name="CharStyle15"><text:tab/>ROMANS 8</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6429in" svg:y="0.5744in" draw:z-index="11"><draw:text-box fo:min-height="0.1098in" fo:min-width="2.4299in"><text:p text:style-name="MP4"><text:span text:style-name="CharStyle15">ROMANS 10<text:tab/></text:span><text:page-number text:select-page="current">203</text:page-number></text:p></draw:text-box></draw:frame></text:p>
      </style:header>
      <style:header-left>
        <text:p text:style-name="MP1"><draw:frame draw:style-name="Mfr1" draw:name="3" text:anchor-type="paragraph" svg:x="1.9764in" svg:y="0.5709in" draw:z-index="14"><draw:text-box fo:min-height="0.1035in" fo:min-width="2.4236in"><text:p text:style-name="MP5"><text:page-number text:select-page="current">200</text:page-number><text:span text:style-name="CharStyle33"><text:tab/></text:span><text:span text:style-name="CharStyle15">ROMANS </text:span><text:span text:style-name="CharStyle34">15</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4" text:anchor-type="paragraph" svg:x="3.648in" svg:y="0.5909in" draw:z-index="15"><draw:text-box fo:min-height="0.1071in" fo:min-width="2.4165in"><text:p text:style-name="MP6"><text:span text:style-name="CharStyle15">ROMANS 14<text:tab/>SOI</text:span></text:p></draw:text-box></draw:frame></text:p>
      </style:header>
      <style:footer>
        <text:p text:style-name="MP2"/>
      </style:footer>
    </style:master-page>
    <style:master-page style:name="PageStyle4" style:page-layout-name="Mpm3">
      <style:header>
        <text:p text:style-name="MP1"><draw:frame draw:style-name="Mfr1" draw:name="5" text:anchor-type="paragraph" svg:x="1.9764in" svg:y="0.5709in" draw:z-index="0"><draw:text-box fo:min-height="0.1035in" fo:min-width="2.4236in"><text:p text:style-name="MP5"><text:page-number text:select-page="current">207</text:page-number><text:span text:style-name="CharStyle33"><text:tab/></text:span><text:span text:style-name="CharStyle15">ROMANS </text:span><text:span text:style-name="CharStyle34">15</text:span></text:p></draw:text-box></draw:frame></text:p>
      </style:header>
      <style:header-left>
        <text:p text:style-name="MP1"><draw:frame draw:style-name="Mfr1" draw:name="6" text:anchor-type="paragraph" svg:x="1.9764in" svg:y="0.5709in" draw:z-index="16"><draw:text-box fo:min-height="0.1035in" fo:min-width="2.4236in"><text:p text:style-name="MP5"><text:page-number text:select-page="current">202</text:page-number><text:span text:style-name="CharStyle33"><text:tab/></text:span><text:span text:style-name="CharStyle15">ROMANS </text:span><text:span text:style-name="CharStyle34">15</text:span></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7" text:anchor-type="paragraph" svg:x="3.6429in" svg:y="0.5744in" draw:z-index="17"><draw:text-box fo:min-height="0.1098in" fo:min-width="2.4299in"><text:p text:style-name="MP4"><text:span text:style-name="CharStyle15">ROMANS 10<text:tab/></text:span><text:page-number text:select-page="current">205</text:page-number></text:p></draw:text-box></draw:frame></text:p>
      </style:header>
      <style:header-left>
        <text:p text:style-name="MP1"><draw:frame draw:style-name="Mfr1" draw:name="8" text:anchor-type="paragraph" svg:x="1.9681in" svg:y="0.5646in" draw:z-index="18"><draw:text-box fo:min-height="0.1201in" fo:min-width="2.4299in"><text:p text:style-name="MP4"><text:page-number text:select-page="current">204</text:page-number><text:span text:style-name="CharStyle15"><text:tab/>ROMANS 16</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2" meta:object-count="0" meta:page-count="18" meta:paragraph-count="363" meta:word-count="10310" meta:character-count="52702" meta:non-whitespace-character-count="42799"/>
    <meta:generator>LibreOffice/4.4.5.2$Windows_x86 LibreOffice_project/a22f674fd25a3b6f45bdebf25400ed2adff0ff99</meta:generator>
  </office:meta>
</office:document-meta>
</file>